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4" style:family="table-cell" style:parent-style-name="Comma" style:data-style-name="N37"/>
    <style:style style:name="ce5" style:family="table-cell" style:parent-style-name="Default" style:data-style-name="N26"/>
    <style:style style:name="ce6" style:family="table-cell" style:parent-style-name="Default" style:data-style-name="N38"/>
    <style:style style:name="ce7" style:family="table-cell" style:parent-style-name="Default" style:data-style-name="N37"/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1" style:family="table-cell" style:parent-style-name="Default" style:data-style-name="N45"/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3" style:family="table-cell" style:parent-style-name="Comma" style:data-style-name="N37">
      <style:table-cell-properties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45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0.899583333333333cm" style:use-optimal-column-width="true"/>
    </style:style>
    <style:style style:name="co2" style:family="table-column">
      <style:table-column-properties fo:break-before="auto" style:column-width="1.44638888888889cm" style:use-optimal-column-width="true"/>
    </style:style>
    <style:style style:name="co3" style:family="table-column">
      <style:table-column-properties fo:break-before="auto" style:column-width="2.87513888888889cm" style:use-optimal-column-width="true"/>
    </style:style>
    <style:style style:name="co4" style:family="table-column">
      <style:table-column-properties fo:break-before="auto" style:column-width="1.34055555555556cm"/>
    </style:style>
    <style:style style:name="co5" style:family="table-column">
      <style:table-column-properties fo:break-before="auto" style:column-width="1.95791666666667cm" style:use-optimal-column-width="true"/>
    </style:style>
    <style:style style:name="co6" style:family="table-column">
      <style:table-column-properties fo:break-before="auto" style:column-width="1.95791666666667cm"/>
    </style:style>
    <style:style style:name="co7" style:family="table-column">
      <style:table-column-properties fo:break-before="auto" style:column-width="2.29305555555556cm" style:use-optimal-column-width="true"/>
    </style:style>
    <style:style style:name="co8" style:family="table-column">
      <style:table-column-properties fo:break-before="auto" style:column-width="3.38666666666667cm" style:use-optimal-column-width="true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1.78152777777778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map style:condition="of:cell-content()=TRUE" style:apply-style-name="cf1" style:base-cell-address="Sheet1.J1"/>
    </style:style>
    <style:style style:name="ce16" style:family="table-cell">
      <style:map style:condition="of:cell-content()=TRUE" style:apply-style-name="cf1" style:base-cell-address="Sheet1.J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2" table:default-cell-style-name="ce1"/>
        <table:table-column table:style-name="co3" table:default-cell-style-name="ce4"/>
        <table:table-column table:style-name="co4" table:default-cell-style-name="ce11"/>
        <table:table-column table:style-name="co5" table:default-cell-style-name="ce4"/>
        <table:table-column table:style-name="co6" table:default-cell-style-name="ce4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9" table:number-columns-repeated="16372" table:default-cell-style-name="ce1"/>
        <table:table-row table:style-name="ro1">
          <table:table-cell office:value-type="string" table:style-name="ce12">
            <text:p>Def</text:p>
          </table:table-cell>
          <table:table-cell office:value-type="string" table:style-name="ce12">
            <text:p>Base</text:p>
          </table:table-cell>
          <table:table-cell office:value-type="string" table:style-name="ce12">
            <text:p>Test Exp</text:p>
          </table:table-cell>
          <table:table-cell office:value-type="string" table:style-name="ce13">
            <text:p>Entries</text:p>
          </table:table-cell>
          <table:table-cell office:value-type="string" table:style-name="ce14">
            <text:p>Time</text:p>
          </table:table-cell>
          <table:table-cell office:value-type="string" table:style-name="ce13">
            <text:p>Mem Free</text:p>
          </table:table-cell>
          <table:table-cell office:value-type="string" table:style-name="ce13">
            <text:p>Mem Used</text:p>
          </table:table-cell>
          <table:table-cell office:value-type="string" table:style-name="ce12">
            <text:p>Doubled Time</text:p>
          </table:table-cell>
          <table:table-cell office:value-type="string" table:style-name="ce12">
            <text:p>Mem Free if Doubled</text:p>
          </table:table-cell>
          <table:table-cell office:value-type="string" table:style-name="ce15">
            <text:p>Increase?</text:p>
          </table:table-cell>
          <table:table-cell table:style-name="ce12"/>
          <table:table-cell office:value-type="string" table:style-name="ce12">
            <text:p>Mem Limit</text:p>
          </table:table-cell>
          <table:table-cell office:value-type="string" table:style-name="ce12">
            <text:p>GitHub Actions Time Limit</text:p>
          </table:table-cell>
          <table:table-cell table:number-columns-repeated="16371" table:style-name="ce12"/>
        </table:table-row>
        <table:table-row table:style-name="ro1">
          <table:table-cell office:value-type="string" table:style-name="ce1">
            <text:p>2_02</text:p>
          </table:table-cell>
          <table:table-cell office:value-type="float" office:value="2" table:number-columns-spanned="1" table:number-rows-spanned="13" table:style-name="ce3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34359738368" table:formula="of:=POWER(2; [.C2])" table:style-name="ce4">
            <text:p><text:s/>34,359,738,368<text:s/></text:p>
          </table:table-cell>
          <table:table-cell office:value-type="time" office:time-value="PT4H48M0S" table:formula="of:=TIME(0;9;0)*32" table:style-name="ce11">
            <text:p>4:48:00</text:p>
          </table:table-cell>
          <table:table-cell table:style-name="ce4"/>
          <table:table-cell office:value-type="float" office:value="0" table:formula="of:=IF([.F2];[.$L$2]-[.F2];)" table:style-name="ce4">
            <text:p><text:s/>-<text:s text:c="3"/></text:p>
          </table:table-cell>
          <table:table-cell office:value-type="time" office:time-value="PT9H36M0S" table:formula="of:=IF([.E2];[.E2]*2;&quot;&quot;)" table:style-name="ce6">
            <text:p>09:36:00</text:p>
          </table:table-cell>
          <table:table-cell office:value-type="float" office:value="0" table:formula="of:=IF([.G2];[.$L$2]-[.G2]*2;)" table:style-name="ce7">
            <text:p><text:s/>-<text:s text:c="3"/></text:p>
          </table:table-cell>
          <table:table-cell office:value-type="boolean" office:boolean-value="false" table:formula="of:=AND([.H2]&lt;[.$M$2];[.I2]&gt;0)" table:style-name="ce16">
            <text:p>FALSE</text:p>
          </table:table-cell>
          <table:table-cell table:style-name="ce1"/>
          <table:table-cell office:value-type="float" office:value="16384" table:formula="of:=POWER(2;14)" table:style-name="ce4">
            <text:p><text:s/>16,384<text:s/></text:p>
          </table:table-cell>
          <table:table-cell office:value-type="time" office:time-value="PT6H0M0S" table:formula="of:=TIME(6;0;0)" table:style-name="ce5">
            <text:p>06:00: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_03</text:p>
          </table:table-cell>
          <table:covered-table-cell/>
          <table:table-cell office:value-type="float" office:value="34" table:style-name="ce1">
            <text:p>34</text:p>
          </table:table-cell>
          <table:table-cell office:value-type="float" office:value="17179869184" table:formula="of:=POWER(2; [.C3])" table:style-name="ce4">
            <text:p><text:s/>17,179,869,184<text:s/></text:p>
          </table:table-cell>
          <table:table-cell office:value-type="time" office:time-value="PT1H36M0S" table:formula="of:=TIME(0;6;0)*16" table:style-name="ce11">
            <text:p>1:36:00</text:p>
          </table:table-cell>
          <table:table-cell table:style-name="ce4"/>
          <table:table-cell office:value-type="float" office:value="0" table:formula="of:=IF([.F3];[.$L$2]-[.F3];)" table:style-name="ce4">
            <text:p><text:s/>-<text:s text:c="3"/></text:p>
          </table:table-cell>
          <table:table-cell office:value-type="time" office:time-value="PT3H12M0S" table:formula="of:=IF([.E3];[.E3]*2;&quot;&quot;)" table:style-name="ce6">
            <text:p>03:12:00</text:p>
          </table:table-cell>
          <table:table-cell office:value-type="float" office:value="0" table:formula="of:=IF([.G3];[.$L$2]-[.G3]*2;)" table:style-name="ce7">
            <text:p><text:s/>-<text:s text:c="3"/></text:p>
          </table:table-cell>
          <table:table-cell office:value-type="boolean" office:boolean-value="false" table:formula="of:=AND([.H3]&lt;[.$M$2];[.I3]&gt;0)" table:style-name="ce16">
            <text:p>FALS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2_04</text:p>
          </table:table-cell>
          <table:covered-table-cell/>
          <table:table-cell office:value-type="float" office:value="33" table:style-name="ce1">
            <text:p>33</text:p>
          </table:table-cell>
          <table:table-cell office:value-type="float" office:value="8589934592" table:formula="of:=POWER(2; [.C4])" table:style-name="ce4">
            <text:p><text:s/>8,589,934,592<text:s/></text:p>
          </table:table-cell>
          <table:table-cell table:style-name="ce11"/>
          <table:table-cell table:style-name="ce4"/>
          <table:table-cell office:value-type="float" office:value="0" table:formula="of:=IF([.F4];[.$L$2]-[.F4];)" table:style-name="ce4">
            <text:p><text:s/>-<text:s text:c="3"/></text:p>
          </table:table-cell>
          <table:table-cell office:value-type="string" office:string-value="" table:formula="of:=IF([.E4];[.E4]*2;&quot;&quot;)" table:style-name="ce6"/>
          <table:table-cell office:value-type="float" office:value="0" table:formula="of:=IF([.G4];[.$L$2]-[.G4]*2;)" table:style-name="ce7">
            <text:p><text:s/>-<text:s text:c="3"/></text:p>
          </table:table-cell>
          <table:table-cell office:value-type="boolean" office:boolean-value="false" table:formula="of:=AND([.H4]&lt;[.$M$2];[.I4]&gt;0)" table:style-name="ce16">
            <text:p>FALS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2_05</text:p>
          </table:table-cell>
          <table:covered-table-cell/>
          <table:table-cell office:value-type="float" office:value="32" table:style-name="ce1">
            <text:p>32</text:p>
          </table:table-cell>
          <table:table-cell office:value-type="float" office:value="4294967296" table:formula="of:=POWER(2; [.C5])" table:style-name="ce4">
            <text:p><text:s/>4,294,967,296<text:s/></text:p>
          </table:table-cell>
          <table:table-cell office:value-type="time" office:time-value="PT3H28M0S" table:formula="of:=TIME(0;52;0)*4" table:style-name="ce11">
            <text:p>3:28:00</text:p>
          </table:table-cell>
          <table:table-cell table:style-name="ce4"/>
          <table:table-cell office:value-type="float" office:value="0" table:formula="of:=IF([.F5];[.$L$2]-[.F5];)" table:style-name="ce4">
            <text:p><text:s/>-<text:s text:c="3"/></text:p>
          </table:table-cell>
          <table:table-cell office:value-type="time" office:time-value="PT6H56M0S" table:formula="of:=IF([.E5];[.E5]*2;&quot;&quot;)" table:style-name="ce6">
            <text:p>06:56:00</text:p>
          </table:table-cell>
          <table:table-cell office:value-type="float" office:value="0" table:formula="of:=IF([.G5];[.$L$2]-[.G5]*2;)" table:style-name="ce7">
            <text:p><text:s/>-<text:s text:c="3"/></text:p>
          </table:table-cell>
          <table:table-cell office:value-type="boolean" office:boolean-value="false" table:formula="of:=AND([.H5]&lt;[.$M$2];[.I5]&gt;0)" table:style-name="ce16">
            <text:p>FALS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2_06</text:p>
          </table:table-cell>
          <table:covered-table-cell/>
          <table:table-cell office:value-type="float" office:value="34" table:style-name="ce1">
            <text:p>34</text:p>
          </table:table-cell>
          <table:table-cell office:value-type="float" office:value="17179869184" table:formula="of:=POWER(2; [.C6])" table:style-name="ce4">
            <text:p><text:s/>17,179,869,184<text:s/></text:p>
          </table:table-cell>
          <table:table-cell office:value-type="time" office:time-value="PT2H40M0S" table:formula="of:=TIME(0;10;0)*16" table:style-name="ce11">
            <text:p>2:40:00</text:p>
          </table:table-cell>
          <table:table-cell table:style-name="ce4"/>
          <table:table-cell office:value-type="float" office:value="0" table:formula="of:=IF([.F6];[.$L$2]-[.F6];)" table:style-name="ce4">
            <text:p><text:s/>-<text:s text:c="3"/></text:p>
          </table:table-cell>
          <table:table-cell office:value-type="time" office:time-value="PT5H20M0S" table:formula="of:=IF([.E6];[.E6]*2;&quot;&quot;)" table:style-name="ce6">
            <text:p>05:20:00</text:p>
          </table:table-cell>
          <table:table-cell office:value-type="float" office:value="0" table:formula="of:=IF([.G6];[.$L$2]-[.G6]*2;)" table:style-name="ce7">
            <text:p><text:s/>-<text:s text:c="3"/></text:p>
          </table:table-cell>
          <table:table-cell office:value-type="boolean" office:boolean-value="false" table:formula="of:=AND([.H6]&lt;[.$M$2];[.I6]&gt;0)" table:style-name="ce16">
            <text:p>FALS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2_07</text:p>
          </table:table-cell>
          <table:covered-table-cell/>
          <table:table-cell office:value-type="float" office:value="24" table:style-name="ce1">
            <text:p>24</text:p>
          </table:table-cell>
          <table:table-cell office:value-type="float" office:value="16777216" table:formula="of:=POWER(2; [.C7])" table:style-name="ce4">
            <text:p><text:s/>16,777,216<text:s/></text:p>
          </table:table-cell>
          <table:table-cell table:style-name="ce11"/>
          <table:table-cell table:style-name="ce4"/>
          <table:table-cell office:value-type="float" office:value="0" table:formula="of:=IF([.F7];[.$L$2]-[.F7];)" table:style-name="ce4">
            <text:p><text:s/>-<text:s text:c="3"/></text:p>
          </table:table-cell>
          <table:table-cell office:value-type="string" office:string-value="" table:formula="of:=IF([.E7];[.E7]*2;&quot;&quot;)" table:style-name="ce6"/>
          <table:table-cell office:value-type="float" office:value="0" table:formula="of:=IF([.G7];[.$L$2]-[.G7]*2;)" table:style-name="ce7">
            <text:p><text:s/>-<text:s text:c="3"/></text:p>
          </table:table-cell>
          <table:table-cell office:value-type="boolean" office:boolean-value="false" table:formula="of:=AND([.H7]&lt;[.$M$2];[.I7]&gt;0)" table:style-name="ce16">
            <text:p>FALS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2_08</text:p>
          </table:table-cell>
          <table:covered-table-cell/>
          <table:table-cell office:value-type="float" office:value="34" table:style-name="ce1">
            <text:p>34</text:p>
          </table:table-cell>
          <table:table-cell office:value-type="float" office:value="17179869184" table:formula="of:=POWER(2; [.C8])" table:style-name="ce4">
            <text:p><text:s/>17,179,869,184<text:s/></text:p>
          </table:table-cell>
          <table:table-cell office:value-type="time" office:time-value="PT4H16M0S" table:formula="of:=TIME(0;16;0)*16" table:style-name="ce11">
            <text:p>4:16:00</text:p>
          </table:table-cell>
          <table:table-cell table:style-name="ce4"/>
          <table:table-cell office:value-type="float" office:value="0" table:formula="of:=IF([.F8];[.$L$2]-[.F8];)" table:style-name="ce4">
            <text:p><text:s/>-<text:s text:c="3"/></text:p>
          </table:table-cell>
          <table:table-cell office:value-type="time" office:time-value="PT8H32M0S" table:formula="of:=IF([.E8];[.E8]*2;&quot;&quot;)" table:style-name="ce6">
            <text:p>08:32:00</text:p>
          </table:table-cell>
          <table:table-cell office:value-type="float" office:value="0" table:formula="of:=IF([.G8];[.$L$2]-[.G8]*2;)" table:style-name="ce7">
            <text:p><text:s/>-<text:s text:c="3"/></text:p>
          </table:table-cell>
          <table:table-cell office:value-type="boolean" office:boolean-value="false" table:formula="of:=AND([.H8]&lt;[.$M$2];[.I8]&gt;0)" table:style-name="ce16">
            <text:p>FALS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2_09</text:p>
          </table:table-cell>
          <table:covered-table-cell/>
          <table:table-cell office:value-type="float" office:value="34" table:style-name="ce1">
            <text:p>34</text:p>
          </table:table-cell>
          <table:table-cell office:value-type="float" office:value="17179869184" table:formula="of:=POWER(2; [.C9])" table:style-name="ce4">
            <text:p><text:s/>17,179,869,184<text:s/></text:p>
          </table:table-cell>
          <table:table-cell office:value-type="time" office:time-value="PT4H16M0S" table:formula="of:=TIME(0;16;0)*16" table:style-name="ce11">
            <text:p>4:16:00</text:p>
          </table:table-cell>
          <table:table-cell table:style-name="ce4"/>
          <table:table-cell office:value-type="float" office:value="0" table:formula="of:=IF([.F9];[.$L$2]-[.F9];)" table:style-name="ce4">
            <text:p><text:s/>-<text:s text:c="3"/></text:p>
          </table:table-cell>
          <table:table-cell office:value-type="time" office:time-value="PT8H32M0S" table:formula="of:=IF([.E9];[.E9]*2;&quot;&quot;)" table:style-name="ce6">
            <text:p>08:32:00</text:p>
          </table:table-cell>
          <table:table-cell office:value-type="float" office:value="0" table:formula="of:=IF([.G9];[.$L$2]-[.G9]*2;)" table:style-name="ce7">
            <text:p><text:s/>-<text:s text:c="3"/></text:p>
          </table:table-cell>
          <table:table-cell office:value-type="boolean" office:boolean-value="false" table:formula="of:=AND([.H9]&lt;[.$M$2];[.I9]&gt;0)" table:style-name="ce16">
            <text:p>FALS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2_10</text:p>
          </table:table-cell>
          <table:covered-table-cell/>
          <table:table-cell office:value-type="float" office:value="34" table:style-name="ce1">
            <text:p>34</text:p>
          </table:table-cell>
          <table:table-cell office:value-type="float" office:value="17179869184" table:formula="of:=POWER(2; [.C10])" table:style-name="ce4">
            <text:p><text:s/>17,179,869,184<text:s/></text:p>
          </table:table-cell>
          <table:table-cell office:value-type="time" office:time-value="PT3H12M0S" table:formula="of:=TIME(0;12;0)*16" table:style-name="ce11">
            <text:p>3:12:00</text:p>
          </table:table-cell>
          <table:table-cell table:style-name="ce4"/>
          <table:table-cell office:value-type="float" office:value="0" table:formula="of:=IF([.F10];[.$L$2]-[.F10];)" table:style-name="ce4">
            <text:p><text:s/>-<text:s text:c="3"/></text:p>
          </table:table-cell>
          <table:table-cell office:value-type="time" office:time-value="PT6H24M0S" table:formula="of:=IF([.E10];[.E10]*2;&quot;&quot;)" table:style-name="ce6">
            <text:p>06:24:00</text:p>
          </table:table-cell>
          <table:table-cell office:value-type="float" office:value="0" table:formula="of:=IF([.G10];[.$L$2]-[.G10]*2;)" table:style-name="ce7">
            <text:p><text:s/>-<text:s text:c="3"/></text:p>
          </table:table-cell>
          <table:table-cell office:value-type="boolean" office:boolean-value="false" table:formula="of:=AND([.H10]&lt;[.$M$2];[.I10]&gt;0)" table:style-name="ce16">
            <text:p>FALS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2_11</text:p>
          </table:table-cell>
          <table:covered-table-cell/>
          <table:table-cell office:value-type="float" office:value="34" table:style-name="ce1">
            <text:p>34</text:p>
          </table:table-cell>
          <table:table-cell office:value-type="float" office:value="17179869184" table:formula="of:=POWER(2; [.C11])" table:style-name="ce4">
            <text:p><text:s/>17,179,869,184<text:s/></text:p>
          </table:table-cell>
          <table:table-cell office:value-type="time" office:time-value="PT4H16M0S" table:formula="of:=TIME(0;16;0)*16" table:style-name="ce11">
            <text:p>4:16:00</text:p>
          </table:table-cell>
          <table:table-cell table:style-name="ce4"/>
          <table:table-cell office:value-type="float" office:value="0" table:formula="of:=IF([.F11];[.$L$2]-[.F11];)" table:style-name="ce4">
            <text:p><text:s/>-<text:s text:c="3"/></text:p>
          </table:table-cell>
          <table:table-cell office:value-type="time" office:time-value="PT8H32M0S" table:formula="of:=IF([.E11];[.E11]*2;&quot;&quot;)" table:style-name="ce6">
            <text:p>08:32:00</text:p>
          </table:table-cell>
          <table:table-cell office:value-type="float" office:value="0" table:formula="of:=IF([.G11];[.$L$2]-[.G11]*2;)" table:style-name="ce7">
            <text:p><text:s/>-<text:s text:c="3"/></text:p>
          </table:table-cell>
          <table:table-cell office:value-type="boolean" office:boolean-value="false" table:formula="of:=AND([.H11]&lt;[.$M$2];[.I11]&gt;0)" table:style-name="ce16">
            <text:p>FALS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2_12</text:p>
          </table:table-cell>
          <table:covered-table-cell/>
          <table:table-cell office:value-type="float" office:value="15" table:style-name="ce1">
            <text:p>15</text:p>
          </table:table-cell>
          <table:table-cell office:value-type="float" office:value="32768" table:formula="of:=POWER(2; [.C12])" table:style-name="ce4">
            <text:p><text:s/>32,768<text:s/></text:p>
          </table:table-cell>
          <table:table-cell table:style-name="ce11"/>
          <table:table-cell table:style-name="ce4"/>
          <table:table-cell office:value-type="float" office:value="0" table:formula="of:=IF([.F12];[.$L$2]-[.F12];)" table:style-name="ce4">
            <text:p><text:s/>-<text:s text:c="3"/></text:p>
          </table:table-cell>
          <table:table-cell office:value-type="string" office:string-value="" table:formula="of:=IF([.E12];[.E12]*2;&quot;&quot;)" table:style-name="ce6"/>
          <table:table-cell office:value-type="float" office:value="0" table:formula="of:=IF([.G12];[.$L$2]-[.G12]*2;)" table:style-name="ce7">
            <text:p><text:s/>-<text:s text:c="3"/></text:p>
          </table:table-cell>
          <table:table-cell office:value-type="boolean" office:boolean-value="false" table:formula="of:=AND([.H12]&lt;[.$M$2];[.I12]&gt;0)" table:style-name="ce16">
            <text:p>FALS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2_13</text:p>
          </table:table-cell>
          <table:covered-table-cell/>
          <table:table-cell office:value-type="float" office:value="29" table:style-name="ce1">
            <text:p>29</text:p>
          </table:table-cell>
          <table:table-cell office:value-type="float" office:value="536870912" table:formula="of:=POWER(2; [.C13])" table:style-name="ce4">
            <text:p><text:s/>536,870,912<text:s/></text:p>
          </table:table-cell>
          <table:table-cell table:style-name="ce11"/>
          <table:table-cell table:style-name="ce4"/>
          <table:table-cell office:value-type="float" office:value="0" table:formula="of:=IF([.F13];[.$L$2]-[.F13];)" table:style-name="ce4">
            <text:p><text:s/>-<text:s text:c="3"/></text:p>
          </table:table-cell>
          <table:table-cell office:value-type="string" office:string-value="" table:formula="of:=IF([.E13];[.E13]*2;&quot;&quot;)" table:style-name="ce6"/>
          <table:table-cell office:value-type="float" office:value="0" table:formula="of:=IF([.G13];[.$L$2]-[.G13]*2;)" table:style-name="ce7">
            <text:p><text:s/>-<text:s text:c="3"/></text:p>
          </table:table-cell>
          <table:table-cell office:value-type="boolean" office:boolean-value="false" table:formula="of:=AND([.H13]&lt;[.$M$2];[.I13]&gt;0)" table:style-name="ce16">
            <text:p>FALS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0">
            <text:p>n_01</text:p>
          </table:table-cell>
          <table:covered-table-cell/>
          <table:table-cell office:value-type="float" office:value="33" table:style-name="ce1">
            <text:p>33</text:p>
          </table:table-cell>
          <table:table-cell office:value-type="float" office:value="8589934592" table:formula="of:=POWER(2; [.C14])" table:style-name="ce4">
            <text:p><text:s/>8,589,934,592<text:s/></text:p>
          </table:table-cell>
          <table:table-cell office:value-type="time" office:time-value="PT4H56M0S" table:formula="of:=TIME(0;37;0)*8" table:style-name="ce11">
            <text:p>4:56:00</text:p>
          </table:table-cell>
          <table:table-cell table:style-name="ce4"/>
          <table:table-cell office:value-type="float" office:value="0" table:formula="of:=IF([.F14];[.$L$2]-[.F14];)" table:style-name="ce4">
            <text:p><text:s/>-<text:s text:c="3"/></text:p>
          </table:table-cell>
          <table:table-cell office:value-type="time" office:time-value="PT9H52M0S" table:formula="of:=IF([.E14];[.E14]*2;&quot;&quot;)" table:style-name="ce6">
            <text:p>09:52:00</text:p>
          </table:table-cell>
          <table:table-cell office:value-type="float" office:value="0" table:formula="of:=IF([.G14];[.$L$2]-[.G14]*2;)" table:style-name="ce7">
            <text:p><text:s/>-<text:s text:c="3"/></text:p>
          </table:table-cell>
          <table:table-cell office:value-type="boolean" office:boolean-value="false" table:formula="of:=AND([.H14]&lt;[.$M$2];[.I14]&gt;0)" table:style-name="ce16">
            <text:p>FALSE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17" table:style-name="ce9">
            <text:p>n_02</text:p>
          </table:table-cell>
          <table:table-cell office:value-type="float" office:value="2" table:style-name="ce2">
            <text:p>2</text:p>
          </table:table-cell>
          <table:table-cell office:value-type="float" office:value="32" table:style-name="ce1">
            <text:p>32</text:p>
          </table:table-cell>
          <table:table-cell office:value-type="float" office:value="4294967296" table:formula="of:=POWER(2; [.C15])" table:style-name="ce4">
            <text:p><text:s/>4,294,967,296<text:s/></text:p>
          </table:table-cell>
          <table:table-cell office:value-type="time" office:time-value="PT3H28M0S" table:formula="of:=TIME(0;52;0)*4" table:style-name="ce11">
            <text:p>3:28:00</text:p>
          </table:table-cell>
          <table:table-cell table:style-name="ce4"/>
          <table:table-cell office:value-type="float" office:value="0" table:formula="of:=IF([.F15];[.$L$2]-[.F15];)" table:style-name="ce4">
            <text:p><text:s/>-<text:s text:c="3"/></text:p>
          </table:table-cell>
          <table:table-cell office:value-type="time" office:time-value="PT6H56M0S" table:formula="of:=IF([.E15];[.E15]*2;&quot;&quot;)" table:style-name="ce6">
            <text:p>06:56:00</text:p>
          </table:table-cell>
          <table:table-cell office:value-type="float" office:value="0" table:formula="of:=IF([.G15];[.$L$2]-[.G15]*2;)" table:style-name="ce7">
            <text:p><text:s/>-<text:s text:c="3"/></text:p>
          </table:table-cell>
          <table:table-cell office:value-type="boolean" office:boolean-value="false" table:formula="of:=AND([.H15]&lt;[.$M$2];[.I15]&gt;0)" table:style-name="ce16">
            <text:p>FALSE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office:string-value="3-16" table:formula="of:=&quot;3-16&quot;" table:style-name="ce8">
            <text:p>3-16</text:p>
          </table:table-cell>
          <table:table-cell office:value-type="float" office:value="25" table:style-name="ce1">
            <text:p>25</text:p>
          </table:table-cell>
          <table:table-cell office:value-type="float" office:value="33554432" table:formula="of:=POWER(2; [.C16])" table:style-name="ce4">
            <text:p><text:s/>33,554,432<text:s/></text:p>
          </table:table-cell>
          <table:table-cell table:style-name="ce11"/>
          <table:table-cell table:style-name="ce4"/>
          <table:table-cell office:value-type="float" office:value="0" table:formula="of:=IF([.F16];[.$L$2]-[.F16];)" table:style-name="ce4">
            <text:p><text:s/>-<text:s text:c="3"/></text:p>
          </table:table-cell>
          <table:table-cell office:value-type="string" office:string-value="" table:formula="of:=IF([.E16];[.E16]*2;&quot;&quot;)" table:style-name="ce6"/>
          <table:table-cell office:value-type="float" office:value="0" table:formula="of:=IF([.G16];[.$L$2]-[.G16]*2;)" table:style-name="ce7">
            <text:p><text:s/>-<text:s text:c="3"/></text:p>
          </table:table-cell>
          <table:table-cell office:value-type="boolean" office:boolean-value="false" table:formula="of:=AND([.H16]&lt;[.$M$2];[.I16]&gt;0)" table:style-name="ce16">
            <text:p>FALSE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office:string-value="17-32" table:formula="of:=&quot;17-32&quot;" table:style-name="ce8">
            <text:p>17-32</text:p>
          </table:table-cell>
          <table:table-cell office:value-type="float" office:value="25" table:style-name="ce1">
            <text:p>25</text:p>
          </table:table-cell>
          <table:table-cell office:value-type="float" office:value="33554432" table:formula="of:=POWER(2; [.C17])" table:style-name="ce4">
            <text:p><text:s/>33,554,432<text:s/></text:p>
          </table:table-cell>
          <table:table-cell table:style-name="ce11"/>
          <table:table-cell table:style-name="ce4"/>
          <table:table-cell office:value-type="float" office:value="0" table:formula="of:=IF([.F17];[.$L$2]-[.F17];)" table:style-name="ce4">
            <text:p><text:s/>-<text:s text:c="3"/></text:p>
          </table:table-cell>
          <table:table-cell office:value-type="string" office:string-value="" table:formula="of:=IF([.E17];[.E17]*2;&quot;&quot;)" table:style-name="ce6"/>
          <table:table-cell office:value-type="float" office:value="0" table:formula="of:=IF([.G17];[.$L$2]-[.G17]*2;)" table:style-name="ce7">
            <text:p><text:s/>-<text:s text:c="3"/></text:p>
          </table:table-cell>
          <table:table-cell office:value-type="boolean" office:boolean-value="false" table:formula="of:=AND([.H17]&lt;[.$M$2];[.I17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33-48" table:formula="of:=&quot;33-48&quot;" table:style-name="ce8">
            <text:p>33-48</text:p>
          </table:table-cell>
          <table:table-cell office:value-type="float" office:value="25" table:style-name="ce1">
            <text:p>25</text:p>
          </table:table-cell>
          <table:table-cell office:value-type="float" office:value="33554432" table:formula="of:=POWER(2; [.C18])" table:style-name="ce4">
            <text:p><text:s/>33,554,432<text:s/></text:p>
          </table:table-cell>
          <table:table-cell table:style-name="ce11"/>
          <table:table-cell table:style-name="ce4"/>
          <table:table-cell office:value-type="float" office:value="0" table:formula="of:=IF([.F18];[.$L$2]-[.F18];)" table:style-name="ce4">
            <text:p><text:s/>-<text:s text:c="3"/></text:p>
          </table:table-cell>
          <table:table-cell office:value-type="string" office:string-value="" table:formula="of:=IF([.E18];[.E18]*2;&quot;&quot;)" table:style-name="ce6"/>
          <table:table-cell office:value-type="float" office:value="0" table:formula="of:=IF([.G18];[.$L$2]-[.G18]*2;)" table:style-name="ce7">
            <text:p><text:s/>-<text:s text:c="3"/></text:p>
          </table:table-cell>
          <table:table-cell office:value-type="boolean" office:boolean-value="false" table:formula="of:=AND([.H18]&lt;[.$M$2];[.I18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49-64" table:formula="of:=&quot;49-64&quot;" table:style-name="ce8">
            <text:p>49-64</text:p>
          </table:table-cell>
          <table:table-cell office:value-type="float" office:value="25" table:style-name="ce1">
            <text:p>25</text:p>
          </table:table-cell>
          <table:table-cell office:value-type="float" office:value="33554432" table:formula="of:=POWER(2; [.C19])" table:style-name="ce4">
            <text:p><text:s/>33,554,432<text:s/></text:p>
          </table:table-cell>
          <table:table-cell table:style-name="ce11"/>
          <table:table-cell table:style-name="ce4"/>
          <table:table-cell office:value-type="float" office:value="0" table:formula="of:=IF([.F19];[.$L$2]-[.F19];)" table:style-name="ce4">
            <text:p><text:s/>-<text:s text:c="3"/></text:p>
          </table:table-cell>
          <table:table-cell office:value-type="string" office:string-value="" table:formula="of:=IF([.E19];[.E19]*2;&quot;&quot;)" table:style-name="ce6"/>
          <table:table-cell office:value-type="float" office:value="0" table:formula="of:=IF([.G19];[.$L$2]-[.G19]*2;)" table:style-name="ce7">
            <text:p><text:s/>-<text:s text:c="3"/></text:p>
          </table:table-cell>
          <table:table-cell office:value-type="boolean" office:boolean-value="false" table:formula="of:=AND([.H19]&lt;[.$M$2];[.I19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65-80" table:formula="of:=&quot;65-80&quot;" table:style-name="ce8">
            <text:p>65-80</text:p>
          </table:table-cell>
          <table:table-cell office:value-type="float" office:value="25" table:style-name="ce1">
            <text:p>25</text:p>
          </table:table-cell>
          <table:table-cell office:value-type="float" office:value="33554432" table:formula="of:=POWER(2; [.C20])" table:style-name="ce4">
            <text:p><text:s/>33,554,432<text:s/></text:p>
          </table:table-cell>
          <table:table-cell table:style-name="ce11"/>
          <table:table-cell table:style-name="ce4"/>
          <table:table-cell office:value-type="float" office:value="0" table:formula="of:=IF([.F20];[.$L$2]-[.F20];)" table:style-name="ce4">
            <text:p><text:s/>-<text:s text:c="3"/></text:p>
          </table:table-cell>
          <table:table-cell office:value-type="string" office:string-value="" table:formula="of:=IF([.E20];[.E20]*2;&quot;&quot;)" table:style-name="ce6"/>
          <table:table-cell office:value-type="float" office:value="0" table:formula="of:=IF([.G20];[.$L$2]-[.G20]*2;)" table:style-name="ce7">
            <text:p><text:s/>-<text:s text:c="3"/></text:p>
          </table:table-cell>
          <table:table-cell office:value-type="boolean" office:boolean-value="false" table:formula="of:=AND([.H20]&lt;[.$M$2];[.I20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81-96" table:formula="of:=&quot;81-96&quot;" table:style-name="ce8">
            <text:p>81-96</text:p>
          </table:table-cell>
          <table:table-cell office:value-type="float" office:value="25" table:style-name="ce1">
            <text:p>25</text:p>
          </table:table-cell>
          <table:table-cell office:value-type="float" office:value="33554432" table:formula="of:=POWER(2; [.C21])" table:style-name="ce4">
            <text:p><text:s/>33,554,432<text:s/></text:p>
          </table:table-cell>
          <table:table-cell table:style-name="ce11"/>
          <table:table-cell table:style-name="ce4"/>
          <table:table-cell office:value-type="float" office:value="0" table:formula="of:=IF([.F21];[.$L$2]-[.F21];)" table:style-name="ce4">
            <text:p><text:s/>-<text:s text:c="3"/></text:p>
          </table:table-cell>
          <table:table-cell office:value-type="string" office:string-value="" table:formula="of:=IF([.E21];[.E21]*2;&quot;&quot;)" table:style-name="ce6"/>
          <table:table-cell office:value-type="float" office:value="0" table:formula="of:=IF([.G21];[.$L$2]-[.G21]*2;)" table:style-name="ce7">
            <text:p><text:s/>-<text:s text:c="3"/></text:p>
          </table:table-cell>
          <table:table-cell office:value-type="boolean" office:boolean-value="false" table:formula="of:=AND([.H21]&lt;[.$M$2];[.I21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97-112" table:formula="of:=&quot;97-112&quot;" table:style-name="ce8">
            <text:p>97-112</text:p>
          </table:table-cell>
          <table:table-cell office:value-type="float" office:value="25" table:style-name="ce1">
            <text:p>25</text:p>
          </table:table-cell>
          <table:table-cell office:value-type="float" office:value="33554432" table:formula="of:=POWER(2; [.C22])" table:style-name="ce4">
            <text:p><text:s/>33,554,432<text:s/></text:p>
          </table:table-cell>
          <table:table-cell table:style-name="ce11"/>
          <table:table-cell table:style-name="ce4"/>
          <table:table-cell office:value-type="float" office:value="0" table:formula="of:=IF([.F22];[.$L$2]-[.F22];)" table:style-name="ce4">
            <text:p><text:s/>-<text:s text:c="3"/></text:p>
          </table:table-cell>
          <table:table-cell office:value-type="string" office:string-value="" table:formula="of:=IF([.E22];[.E22]*2;&quot;&quot;)" table:style-name="ce6"/>
          <table:table-cell office:value-type="float" office:value="0" table:formula="of:=IF([.G22];[.$L$2]-[.G22]*2;)" table:style-name="ce7">
            <text:p><text:s/>-<text:s text:c="3"/></text:p>
          </table:table-cell>
          <table:table-cell office:value-type="boolean" office:boolean-value="false" table:formula="of:=AND([.H22]&lt;[.$M$2];[.I22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113-128" table:formula="of:=&quot;113-128&quot;" table:style-name="ce8">
            <text:p>113-128</text:p>
          </table:table-cell>
          <table:table-cell office:value-type="float" office:value="25" table:style-name="ce1">
            <text:p>25</text:p>
          </table:table-cell>
          <table:table-cell office:value-type="float" office:value="33554432" table:formula="of:=POWER(2; [.C23])" table:style-name="ce4">
            <text:p><text:s/>33,554,432<text:s/></text:p>
          </table:table-cell>
          <table:table-cell table:style-name="ce11"/>
          <table:table-cell table:style-name="ce4"/>
          <table:table-cell office:value-type="float" office:value="0" table:formula="of:=IF([.F23];[.$L$2]-[.F23];)" table:style-name="ce4">
            <text:p><text:s/>-<text:s text:c="3"/></text:p>
          </table:table-cell>
          <table:table-cell office:value-type="string" office:string-value="" table:formula="of:=IF([.E23];[.E23]*2;&quot;&quot;)" table:style-name="ce6"/>
          <table:table-cell office:value-type="float" office:value="0" table:formula="of:=IF([.G23];[.$L$2]-[.G23]*2;)" table:style-name="ce7">
            <text:p><text:s/>-<text:s text:c="3"/></text:p>
          </table:table-cell>
          <table:table-cell office:value-type="boolean" office:boolean-value="false" table:formula="of:=AND([.H23]&lt;[.$M$2];[.I23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129-144" table:formula="of:=&quot;129-144&quot;" table:style-name="ce8">
            <text:p>129-144</text:p>
          </table:table-cell>
          <table:table-cell office:value-type="float" office:value="25" table:style-name="ce1">
            <text:p>25</text:p>
          </table:table-cell>
          <table:table-cell office:value-type="float" office:value="33554432" table:formula="of:=POWER(2; [.C24])" table:style-name="ce4">
            <text:p><text:s/>33,554,432<text:s/></text:p>
          </table:table-cell>
          <table:table-cell table:style-name="ce11"/>
          <table:table-cell table:style-name="ce4"/>
          <table:table-cell office:value-type="float" office:value="0" table:formula="of:=IF([.F24];[.$L$2]-[.F24];)" table:style-name="ce4">
            <text:p><text:s/>-<text:s text:c="3"/></text:p>
          </table:table-cell>
          <table:table-cell office:value-type="string" office:string-value="" table:formula="of:=IF([.E24];[.E24]*2;&quot;&quot;)" table:style-name="ce6"/>
          <table:table-cell office:value-type="float" office:value="0" table:formula="of:=IF([.G24];[.$L$2]-[.G24]*2;)" table:style-name="ce7">
            <text:p><text:s/>-<text:s text:c="3"/></text:p>
          </table:table-cell>
          <table:table-cell office:value-type="boolean" office:boolean-value="false" table:formula="of:=AND([.H24]&lt;[.$M$2];[.I24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145-160" table:formula="of:=&quot;145-160&quot;" table:style-name="ce8">
            <text:p>145-160</text:p>
          </table:table-cell>
          <table:table-cell office:value-type="float" office:value="25" table:style-name="ce1">
            <text:p>25</text:p>
          </table:table-cell>
          <table:table-cell office:value-type="float" office:value="33554432" table:formula="of:=POWER(2; [.C25])" table:style-name="ce4">
            <text:p><text:s/>33,554,432<text:s/></text:p>
          </table:table-cell>
          <table:table-cell table:style-name="ce11"/>
          <table:table-cell table:style-name="ce4"/>
          <table:table-cell office:value-type="float" office:value="0" table:formula="of:=IF([.F25];[.$L$2]-[.F25];)" table:style-name="ce4">
            <text:p><text:s/>-<text:s text:c="3"/></text:p>
          </table:table-cell>
          <table:table-cell office:value-type="string" office:string-value="" table:formula="of:=IF([.E25];[.E25]*2;&quot;&quot;)" table:style-name="ce6"/>
          <table:table-cell office:value-type="float" office:value="0" table:formula="of:=IF([.G25];[.$L$2]-[.G25]*2;)" table:style-name="ce7">
            <text:p><text:s/>-<text:s text:c="3"/></text:p>
          </table:table-cell>
          <table:table-cell office:value-type="boolean" office:boolean-value="false" table:formula="of:=AND([.H25]&lt;[.$M$2];[.I25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161-176" table:formula="of:=&quot;161-176&quot;" table:style-name="ce8">
            <text:p>161-176</text:p>
          </table:table-cell>
          <table:table-cell office:value-type="float" office:value="25" table:style-name="ce1">
            <text:p>25</text:p>
          </table:table-cell>
          <table:table-cell office:value-type="float" office:value="33554432" table:formula="of:=POWER(2; [.C26])" table:style-name="ce4">
            <text:p><text:s/>33,554,432<text:s/></text:p>
          </table:table-cell>
          <table:table-cell table:style-name="ce11"/>
          <table:table-cell table:style-name="ce4"/>
          <table:table-cell office:value-type="float" office:value="0" table:formula="of:=IF([.F26];[.$L$2]-[.F26];)" table:style-name="ce4">
            <text:p><text:s/>-<text:s text:c="3"/></text:p>
          </table:table-cell>
          <table:table-cell office:value-type="string" office:string-value="" table:formula="of:=IF([.E26];[.E26]*2;&quot;&quot;)" table:style-name="ce6"/>
          <table:table-cell office:value-type="float" office:value="0" table:formula="of:=IF([.G26];[.$L$2]-[.G26]*2;)" table:style-name="ce7">
            <text:p><text:s/>-<text:s text:c="3"/></text:p>
          </table:table-cell>
          <table:table-cell office:value-type="boolean" office:boolean-value="false" table:formula="of:=AND([.H26]&lt;[.$M$2];[.I26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177-192" table:formula="of:=&quot;177-192&quot;" table:style-name="ce8">
            <text:p>177-192</text:p>
          </table:table-cell>
          <table:table-cell office:value-type="float" office:value="25" table:style-name="ce1">
            <text:p>25</text:p>
          </table:table-cell>
          <table:table-cell office:value-type="float" office:value="33554432" table:formula="of:=POWER(2; [.C27])" table:style-name="ce4">
            <text:p><text:s/>33,554,432<text:s/></text:p>
          </table:table-cell>
          <table:table-cell table:style-name="ce11"/>
          <table:table-cell table:style-name="ce4"/>
          <table:table-cell office:value-type="float" office:value="0" table:formula="of:=IF([.F27];[.$L$2]-[.F27];)" table:style-name="ce4">
            <text:p><text:s/>-<text:s text:c="3"/></text:p>
          </table:table-cell>
          <table:table-cell office:value-type="string" office:string-value="" table:formula="of:=IF([.E27];[.E27]*2;&quot;&quot;)" table:style-name="ce6"/>
          <table:table-cell office:value-type="float" office:value="0" table:formula="of:=IF([.G27];[.$L$2]-[.G27]*2;)" table:style-name="ce7">
            <text:p><text:s/>-<text:s text:c="3"/></text:p>
          </table:table-cell>
          <table:table-cell office:value-type="boolean" office:boolean-value="false" table:formula="of:=AND([.H27]&lt;[.$M$2];[.I27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193-208" table:formula="of:=&quot;193-208&quot;" table:style-name="ce8">
            <text:p>193-208</text:p>
          </table:table-cell>
          <table:table-cell office:value-type="float" office:value="25" table:style-name="ce1">
            <text:p>25</text:p>
          </table:table-cell>
          <table:table-cell office:value-type="float" office:value="33554432" table:formula="of:=POWER(2; [.C28])" table:style-name="ce4">
            <text:p><text:s/>33,554,432<text:s/></text:p>
          </table:table-cell>
          <table:table-cell table:style-name="ce11"/>
          <table:table-cell table:style-name="ce4"/>
          <table:table-cell office:value-type="float" office:value="0" table:formula="of:=IF([.F28];[.$L$2]-[.F28];)" table:style-name="ce4">
            <text:p><text:s/>-<text:s text:c="3"/></text:p>
          </table:table-cell>
          <table:table-cell office:value-type="string" office:string-value="" table:formula="of:=IF([.E28];[.E28]*2;&quot;&quot;)" table:style-name="ce6"/>
          <table:table-cell office:value-type="float" office:value="0" table:formula="of:=IF([.G28];[.$L$2]-[.G28]*2;)" table:style-name="ce7">
            <text:p><text:s/>-<text:s text:c="3"/></text:p>
          </table:table-cell>
          <table:table-cell office:value-type="boolean" office:boolean-value="false" table:formula="of:=AND([.H28]&lt;[.$M$2];[.I28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209-224" table:formula="of:=&quot;209-224&quot;" table:style-name="ce8">
            <text:p>209-224</text:p>
          </table:table-cell>
          <table:table-cell office:value-type="float" office:value="25" table:style-name="ce1">
            <text:p>25</text:p>
          </table:table-cell>
          <table:table-cell office:value-type="float" office:value="33554432" table:formula="of:=POWER(2; [.C29])" table:style-name="ce4">
            <text:p><text:s/>33,554,432<text:s/></text:p>
          </table:table-cell>
          <table:table-cell table:style-name="ce11"/>
          <table:table-cell table:style-name="ce4"/>
          <table:table-cell office:value-type="float" office:value="0" table:formula="of:=IF([.F29];[.$L$2]-[.F29];)" table:style-name="ce4">
            <text:p><text:s/>-<text:s text:c="3"/></text:p>
          </table:table-cell>
          <table:table-cell office:value-type="string" office:string-value="" table:formula="of:=IF([.E29];[.E29]*2;&quot;&quot;)" table:style-name="ce6"/>
          <table:table-cell office:value-type="float" office:value="0" table:formula="of:=IF([.G29];[.$L$2]-[.G29]*2;)" table:style-name="ce7">
            <text:p><text:s/>-<text:s text:c="3"/></text:p>
          </table:table-cell>
          <table:table-cell office:value-type="boolean" office:boolean-value="false" table:formula="of:=AND([.H29]&lt;[.$M$2];[.I29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225-240" table:formula="of:=&quot;225-240&quot;" table:style-name="ce8">
            <text:p>225-240</text:p>
          </table:table-cell>
          <table:table-cell office:value-type="float" office:value="25" table:style-name="ce1">
            <text:p>25</text:p>
          </table:table-cell>
          <table:table-cell office:value-type="float" office:value="33554432" table:formula="of:=POWER(2; [.C30])" table:style-name="ce4">
            <text:p><text:s/>33,554,432<text:s/></text:p>
          </table:table-cell>
          <table:table-cell table:style-name="ce11"/>
          <table:table-cell table:style-name="ce4"/>
          <table:table-cell office:value-type="float" office:value="0" table:formula="of:=IF([.F30];[.$L$2]-[.F30];)" table:style-name="ce4">
            <text:p><text:s/>-<text:s text:c="3"/></text:p>
          </table:table-cell>
          <table:table-cell office:value-type="string" office:string-value="" table:formula="of:=IF([.E30];[.E30]*2;&quot;&quot;)" table:style-name="ce6"/>
          <table:table-cell office:value-type="float" office:value="0" table:formula="of:=IF([.G30];[.$L$2]-[.G30]*2;)" table:style-name="ce7">
            <text:p><text:s/>-<text:s text:c="3"/></text:p>
          </table:table-cell>
          <table:table-cell office:value-type="boolean" office:boolean-value="false" table:formula="of:=AND([.H30]&lt;[.$M$2];[.I30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241-256" table:formula="of:=&quot;241-256&quot;" table:style-name="ce8">
            <text:p>241-256</text:p>
          </table:table-cell>
          <table:table-cell office:value-type="float" office:value="25" table:style-name="ce1">
            <text:p>25</text:p>
          </table:table-cell>
          <table:table-cell office:value-type="float" office:value="33554432" table:formula="of:=POWER(2; [.C31])" table:style-name="ce4">
            <text:p><text:s/>33,554,432<text:s/></text:p>
          </table:table-cell>
          <table:table-cell table:style-name="ce11"/>
          <table:table-cell table:style-name="ce4"/>
          <table:table-cell office:value-type="float" office:value="0" table:formula="of:=IF([.F31];[.$L$2]-[.F31];)" table:style-name="ce4">
            <text:p><text:s/>-<text:s text:c="3"/></text:p>
          </table:table-cell>
          <table:table-cell office:value-type="string" office:string-value="" table:formula="of:=IF([.E31];[.E31]*2;&quot;&quot;)" table:style-name="ce6"/>
          <table:table-cell office:value-type="float" office:value="0" table:formula="of:=IF([.G31];[.$L$2]-[.G31]*2;)" table:style-name="ce7">
            <text:p><text:s/>-<text:s text:c="3"/></text:p>
          </table:table-cell>
          <table:table-cell office:value-type="boolean" office:boolean-value="false" table:formula="of:=AND([.H31]&lt;[.$M$2];[.I31]&gt;0)" table:style-name="ce16">
            <text:p>FALSE</text:p>
          </table:table-cell>
          <table:table-cell table:number-columns-repeated="16374"/>
        </table:table-row>
        <table:table-row table:style-name="ro1">
          <table:table-cell office:value-type="string" table:number-columns-spanned="1" table:number-rows-spanned="17" table:style-name="ce9">
            <text:p>n_03</text:p>
          </table:table-cell>
          <table:table-cell office:value-type="float" office:value="2" table:style-name="ce2">
            <text:p>2</text:p>
          </table:table-cell>
          <table:table-cell office:value-type="float" office:value="32" table:style-name="ce1">
            <text:p>32</text:p>
          </table:table-cell>
          <table:table-cell office:value-type="float" office:value="4294967296" table:formula="of:=POWER(2; [.C32])" table:style-name="ce4">
            <text:p><text:s/>4,294,967,296<text:s/></text:p>
          </table:table-cell>
          <table:table-cell office:value-type="time" office:time-value="PT4H12M0S" table:formula="of:=TIME(1;3;0)*4" table:style-name="ce11">
            <text:p>4:12:00</text:p>
          </table:table-cell>
          <table:table-cell table:style-name="ce4"/>
          <table:table-cell office:value-type="float" office:value="0" table:formula="of:=IF([.F32];[.$L$2]-[.F32];)" table:style-name="ce4">
            <text:p><text:s/>-<text:s text:c="3"/></text:p>
          </table:table-cell>
          <table:table-cell office:value-type="time" office:time-value="PT8H24M0S" table:formula="of:=IF([.E32];[.E32]*2;&quot;&quot;)" table:style-name="ce6">
            <text:p>08:24:00</text:p>
          </table:table-cell>
          <table:table-cell office:value-type="float" office:value="0" table:formula="of:=IF([.G32];[.$L$2]-[.G32]*2;)" table:style-name="ce7">
            <text:p><text:s/>-<text:s text:c="3"/></text:p>
          </table:table-cell>
          <table:table-cell office:value-type="boolean" office:boolean-value="false" table:formula="of:=AND([.H32]&lt;[.$M$2];[.I32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3-16" table:formula="of:=&quot;3-16&quot;" table:style-name="ce8">
            <text:p>3-16</text:p>
          </table:table-cell>
          <table:table-cell office:value-type="float" office:value="25" table:style-name="ce1">
            <text:p>25</text:p>
          </table:table-cell>
          <table:table-cell office:value-type="float" office:value="33554432" table:formula="of:=POWER(2; [.C33])" table:style-name="ce4">
            <text:p><text:s/>33,554,432<text:s/></text:p>
          </table:table-cell>
          <table:table-cell table:style-name="ce11"/>
          <table:table-cell table:style-name="ce4"/>
          <table:table-cell office:value-type="float" office:value="0" table:formula="of:=IF([.F33];[.$L$2]-[.F33];)" table:style-name="ce4">
            <text:p><text:s/>-<text:s text:c="3"/></text:p>
          </table:table-cell>
          <table:table-cell office:value-type="string" office:string-value="" table:formula="of:=IF([.E33];[.E33]*2;&quot;&quot;)" table:style-name="ce6"/>
          <table:table-cell office:value-type="float" office:value="0" table:formula="of:=IF([.G33];[.$L$2]-[.G33]*2;)" table:style-name="ce7">
            <text:p><text:s/>-<text:s text:c="3"/></text:p>
          </table:table-cell>
          <table:table-cell office:value-type="boolean" office:boolean-value="false" table:formula="of:=AND([.H33]&lt;[.$M$2];[.I33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17-32" table:formula="of:=&quot;17-32&quot;" table:style-name="ce8">
            <text:p>17-32</text:p>
          </table:table-cell>
          <table:table-cell office:value-type="float" office:value="25" table:style-name="ce1">
            <text:p>25</text:p>
          </table:table-cell>
          <table:table-cell office:value-type="float" office:value="33554432" table:formula="of:=POWER(2; [.C34])" table:style-name="ce4">
            <text:p><text:s/>33,554,432<text:s/></text:p>
          </table:table-cell>
          <table:table-cell table:style-name="ce11"/>
          <table:table-cell table:style-name="ce4"/>
          <table:table-cell office:value-type="float" office:value="0" table:formula="of:=IF([.F34];[.$L$2]-[.F34];)" table:style-name="ce4">
            <text:p><text:s/>-<text:s text:c="3"/></text:p>
          </table:table-cell>
          <table:table-cell office:value-type="string" office:string-value="" table:formula="of:=IF([.E34];[.E34]*2;&quot;&quot;)" table:style-name="ce6"/>
          <table:table-cell office:value-type="float" office:value="0" table:formula="of:=IF([.G34];[.$L$2]-[.G34]*2;)" table:style-name="ce7">
            <text:p><text:s/>-<text:s text:c="3"/></text:p>
          </table:table-cell>
          <table:table-cell office:value-type="boolean" office:boolean-value="false" table:formula="of:=AND([.H34]&lt;[.$M$2];[.I34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33-48" table:formula="of:=&quot;33-48&quot;" table:style-name="ce8">
            <text:p>33-48</text:p>
          </table:table-cell>
          <table:table-cell office:value-type="float" office:value="25" table:style-name="ce1">
            <text:p>25</text:p>
          </table:table-cell>
          <table:table-cell office:value-type="float" office:value="33554432" table:formula="of:=POWER(2; [.C35])" table:style-name="ce4">
            <text:p><text:s/>33,554,432<text:s/></text:p>
          </table:table-cell>
          <table:table-cell table:style-name="ce11"/>
          <table:table-cell table:style-name="ce4"/>
          <table:table-cell office:value-type="float" office:value="0" table:formula="of:=IF([.F35];[.$L$2]-[.F35];)" table:style-name="ce4">
            <text:p><text:s/>-<text:s text:c="3"/></text:p>
          </table:table-cell>
          <table:table-cell office:value-type="string" office:string-value="" table:formula="of:=IF([.E35];[.E35]*2;&quot;&quot;)" table:style-name="ce6"/>
          <table:table-cell office:value-type="float" office:value="0" table:formula="of:=IF([.G35];[.$L$2]-[.G35]*2;)" table:style-name="ce7">
            <text:p><text:s/>-<text:s text:c="3"/></text:p>
          </table:table-cell>
          <table:table-cell office:value-type="boolean" office:boolean-value="false" table:formula="of:=AND([.H35]&lt;[.$M$2];[.I35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49-64" table:formula="of:=&quot;49-64&quot;" table:style-name="ce8">
            <text:p>49-64</text:p>
          </table:table-cell>
          <table:table-cell office:value-type="float" office:value="25" table:style-name="ce1">
            <text:p>25</text:p>
          </table:table-cell>
          <table:table-cell office:value-type="float" office:value="33554432" table:formula="of:=POWER(2; [.C36])" table:style-name="ce4">
            <text:p><text:s/>33,554,432<text:s/></text:p>
          </table:table-cell>
          <table:table-cell table:style-name="ce11"/>
          <table:table-cell table:style-name="ce4"/>
          <table:table-cell office:value-type="float" office:value="0" table:formula="of:=IF([.F36];[.$L$2]-[.F36];)" table:style-name="ce4">
            <text:p><text:s/>-<text:s text:c="3"/></text:p>
          </table:table-cell>
          <table:table-cell office:value-type="string" office:string-value="" table:formula="of:=IF([.E36];[.E36]*2;&quot;&quot;)" table:style-name="ce6"/>
          <table:table-cell office:value-type="float" office:value="0" table:formula="of:=IF([.G36];[.$L$2]-[.G36]*2;)" table:style-name="ce7">
            <text:p><text:s/>-<text:s text:c="3"/></text:p>
          </table:table-cell>
          <table:table-cell office:value-type="boolean" office:boolean-value="false" table:formula="of:=AND([.H36]&lt;[.$M$2];[.I36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65-80" table:formula="of:=&quot;65-80&quot;" table:style-name="ce8">
            <text:p>65-80</text:p>
          </table:table-cell>
          <table:table-cell office:value-type="float" office:value="25" table:style-name="ce1">
            <text:p>25</text:p>
          </table:table-cell>
          <table:table-cell office:value-type="float" office:value="33554432" table:formula="of:=POWER(2; [.C37])" table:style-name="ce4">
            <text:p><text:s/>33,554,432<text:s/></text:p>
          </table:table-cell>
          <table:table-cell table:style-name="ce11"/>
          <table:table-cell table:style-name="ce4"/>
          <table:table-cell office:value-type="float" office:value="0" table:formula="of:=IF([.F37];[.$L$2]-[.F37];)" table:style-name="ce4">
            <text:p><text:s/>-<text:s text:c="3"/></text:p>
          </table:table-cell>
          <table:table-cell office:value-type="string" office:string-value="" table:formula="of:=IF([.E37];[.E37]*2;&quot;&quot;)" table:style-name="ce6"/>
          <table:table-cell office:value-type="float" office:value="0" table:formula="of:=IF([.G37];[.$L$2]-[.G37]*2;)" table:style-name="ce7">
            <text:p><text:s/>-<text:s text:c="3"/></text:p>
          </table:table-cell>
          <table:table-cell office:value-type="boolean" office:boolean-value="false" table:formula="of:=AND([.H37]&lt;[.$M$2];[.I37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81-96" table:formula="of:=&quot;81-96&quot;" table:style-name="ce8">
            <text:p>81-96</text:p>
          </table:table-cell>
          <table:table-cell office:value-type="float" office:value="25" table:style-name="ce1">
            <text:p>25</text:p>
          </table:table-cell>
          <table:table-cell office:value-type="float" office:value="33554432" table:formula="of:=POWER(2; [.C38])" table:style-name="ce4">
            <text:p><text:s/>33,554,432<text:s/></text:p>
          </table:table-cell>
          <table:table-cell table:style-name="ce11"/>
          <table:table-cell table:style-name="ce4"/>
          <table:table-cell office:value-type="float" office:value="0" table:formula="of:=IF([.F38];[.$L$2]-[.F38];)" table:style-name="ce4">
            <text:p><text:s/>-<text:s text:c="3"/></text:p>
          </table:table-cell>
          <table:table-cell office:value-type="string" office:string-value="" table:formula="of:=IF([.E38];[.E38]*2;&quot;&quot;)" table:style-name="ce6"/>
          <table:table-cell office:value-type="float" office:value="0" table:formula="of:=IF([.G38];[.$L$2]-[.G38]*2;)" table:style-name="ce7">
            <text:p><text:s/>-<text:s text:c="3"/></text:p>
          </table:table-cell>
          <table:table-cell office:value-type="boolean" office:boolean-value="false" table:formula="of:=AND([.H38]&lt;[.$M$2];[.I38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97-112" table:formula="of:=&quot;97-112&quot;" table:style-name="ce8">
            <text:p>97-112</text:p>
          </table:table-cell>
          <table:table-cell office:value-type="float" office:value="25" table:style-name="ce1">
            <text:p>25</text:p>
          </table:table-cell>
          <table:table-cell office:value-type="float" office:value="33554432" table:formula="of:=POWER(2; [.C39])" table:style-name="ce4">
            <text:p><text:s/>33,554,432<text:s/></text:p>
          </table:table-cell>
          <table:table-cell table:style-name="ce11"/>
          <table:table-cell table:style-name="ce4"/>
          <table:table-cell office:value-type="float" office:value="0" table:formula="of:=IF([.F39];[.$L$2]-[.F39];)" table:style-name="ce4">
            <text:p><text:s/>-<text:s text:c="3"/></text:p>
          </table:table-cell>
          <table:table-cell office:value-type="string" office:string-value="" table:formula="of:=IF([.E39];[.E39]*2;&quot;&quot;)" table:style-name="ce6"/>
          <table:table-cell office:value-type="float" office:value="0" table:formula="of:=IF([.G39];[.$L$2]-[.G39]*2;)" table:style-name="ce7">
            <text:p><text:s/>-<text:s text:c="3"/></text:p>
          </table:table-cell>
          <table:table-cell office:value-type="boolean" office:boolean-value="false" table:formula="of:=AND([.H39]&lt;[.$M$2];[.I39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113-128" table:formula="of:=&quot;113-128&quot;" table:style-name="ce8">
            <text:p>113-128</text:p>
          </table:table-cell>
          <table:table-cell office:value-type="float" office:value="25" table:style-name="ce1">
            <text:p>25</text:p>
          </table:table-cell>
          <table:table-cell office:value-type="float" office:value="33554432" table:formula="of:=POWER(2; [.C40])" table:style-name="ce4">
            <text:p><text:s/>33,554,432<text:s/></text:p>
          </table:table-cell>
          <table:table-cell table:style-name="ce11"/>
          <table:table-cell table:style-name="ce4"/>
          <table:table-cell office:value-type="float" office:value="0" table:formula="of:=IF([.F40];[.$L$2]-[.F40];)" table:style-name="ce4">
            <text:p><text:s/>-<text:s text:c="3"/></text:p>
          </table:table-cell>
          <table:table-cell office:value-type="string" office:string-value="" table:formula="of:=IF([.E40];[.E40]*2;&quot;&quot;)" table:style-name="ce6"/>
          <table:table-cell office:value-type="float" office:value="0" table:formula="of:=IF([.G40];[.$L$2]-[.G40]*2;)" table:style-name="ce7">
            <text:p><text:s/>-<text:s text:c="3"/></text:p>
          </table:table-cell>
          <table:table-cell office:value-type="boolean" office:boolean-value="false" table:formula="of:=AND([.H40]&lt;[.$M$2];[.I40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129-144" table:formula="of:=&quot;129-144&quot;" table:style-name="ce8">
            <text:p>129-144</text:p>
          </table:table-cell>
          <table:table-cell office:value-type="float" office:value="25" table:style-name="ce1">
            <text:p>25</text:p>
          </table:table-cell>
          <table:table-cell office:value-type="float" office:value="33554432" table:formula="of:=POWER(2; [.C41])" table:style-name="ce4">
            <text:p><text:s/>33,554,432<text:s/></text:p>
          </table:table-cell>
          <table:table-cell table:style-name="ce11"/>
          <table:table-cell table:style-name="ce4"/>
          <table:table-cell office:value-type="float" office:value="0" table:formula="of:=IF([.F41];[.$L$2]-[.F41];)" table:style-name="ce4">
            <text:p><text:s/>-<text:s text:c="3"/></text:p>
          </table:table-cell>
          <table:table-cell office:value-type="string" office:string-value="" table:formula="of:=IF([.E41];[.E41]*2;&quot;&quot;)" table:style-name="ce6"/>
          <table:table-cell office:value-type="float" office:value="0" table:formula="of:=IF([.G41];[.$L$2]-[.G41]*2;)" table:style-name="ce7">
            <text:p><text:s/>-<text:s text:c="3"/></text:p>
          </table:table-cell>
          <table:table-cell office:value-type="boolean" office:boolean-value="false" table:formula="of:=AND([.H41]&lt;[.$M$2];[.I41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145-160" table:formula="of:=&quot;145-160&quot;" table:style-name="ce8">
            <text:p>145-160</text:p>
          </table:table-cell>
          <table:table-cell office:value-type="float" office:value="25" table:style-name="ce1">
            <text:p>25</text:p>
          </table:table-cell>
          <table:table-cell office:value-type="float" office:value="33554432" table:formula="of:=POWER(2; [.C42])" table:style-name="ce4">
            <text:p><text:s/>33,554,432<text:s/></text:p>
          </table:table-cell>
          <table:table-cell table:style-name="ce11"/>
          <table:table-cell table:style-name="ce4"/>
          <table:table-cell office:value-type="float" office:value="0" table:formula="of:=IF([.F42];[.$L$2]-[.F42];)" table:style-name="ce4">
            <text:p><text:s/>-<text:s text:c="3"/></text:p>
          </table:table-cell>
          <table:table-cell office:value-type="string" office:string-value="" table:formula="of:=IF([.E42];[.E42]*2;&quot;&quot;)" table:style-name="ce6"/>
          <table:table-cell office:value-type="float" office:value="0" table:formula="of:=IF([.G42];[.$L$2]-[.G42]*2;)" table:style-name="ce7">
            <text:p><text:s/>-<text:s text:c="3"/></text:p>
          </table:table-cell>
          <table:table-cell office:value-type="boolean" office:boolean-value="false" table:formula="of:=AND([.H42]&lt;[.$M$2];[.I42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161-176" table:formula="of:=&quot;161-176&quot;" table:style-name="ce8">
            <text:p>161-176</text:p>
          </table:table-cell>
          <table:table-cell office:value-type="float" office:value="25" table:style-name="ce1">
            <text:p>25</text:p>
          </table:table-cell>
          <table:table-cell office:value-type="float" office:value="33554432" table:formula="of:=POWER(2; [.C43])" table:style-name="ce4">
            <text:p><text:s/>33,554,432<text:s/></text:p>
          </table:table-cell>
          <table:table-cell table:style-name="ce11"/>
          <table:table-cell table:style-name="ce4"/>
          <table:table-cell office:value-type="float" office:value="0" table:formula="of:=IF([.F43];[.$L$2]-[.F43];)" table:style-name="ce4">
            <text:p><text:s/>-<text:s text:c="3"/></text:p>
          </table:table-cell>
          <table:table-cell office:value-type="string" office:string-value="" table:formula="of:=IF([.E43];[.E43]*2;&quot;&quot;)" table:style-name="ce6"/>
          <table:table-cell office:value-type="float" office:value="0" table:formula="of:=IF([.G43];[.$L$2]-[.G43]*2;)" table:style-name="ce7">
            <text:p><text:s/>-<text:s text:c="3"/></text:p>
          </table:table-cell>
          <table:table-cell office:value-type="boolean" office:boolean-value="false" table:formula="of:=AND([.H43]&lt;[.$M$2];[.I43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177-192" table:formula="of:=&quot;177-192&quot;" table:style-name="ce8">
            <text:p>177-192</text:p>
          </table:table-cell>
          <table:table-cell office:value-type="float" office:value="25" table:style-name="ce1">
            <text:p>25</text:p>
          </table:table-cell>
          <table:table-cell office:value-type="float" office:value="33554432" table:formula="of:=POWER(2; [.C44])" table:style-name="ce4">
            <text:p><text:s/>33,554,432<text:s/></text:p>
          </table:table-cell>
          <table:table-cell table:style-name="ce11"/>
          <table:table-cell table:style-name="ce4"/>
          <table:table-cell office:value-type="float" office:value="0" table:formula="of:=IF([.F44];[.$L$2]-[.F44];)" table:style-name="ce4">
            <text:p><text:s/>-<text:s text:c="3"/></text:p>
          </table:table-cell>
          <table:table-cell office:value-type="string" office:string-value="" table:formula="of:=IF([.E44];[.E44]*2;&quot;&quot;)" table:style-name="ce6"/>
          <table:table-cell office:value-type="float" office:value="0" table:formula="of:=IF([.G44];[.$L$2]-[.G44]*2;)" table:style-name="ce7">
            <text:p><text:s/>-<text:s text:c="3"/></text:p>
          </table:table-cell>
          <table:table-cell office:value-type="boolean" office:boolean-value="false" table:formula="of:=AND([.H44]&lt;[.$M$2];[.I44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193-208" table:formula="of:=&quot;193-208&quot;" table:style-name="ce8">
            <text:p>193-208</text:p>
          </table:table-cell>
          <table:table-cell office:value-type="float" office:value="25" table:style-name="ce1">
            <text:p>25</text:p>
          </table:table-cell>
          <table:table-cell office:value-type="float" office:value="33554432" table:formula="of:=POWER(2; [.C45])" table:style-name="ce4">
            <text:p><text:s/>33,554,432<text:s/></text:p>
          </table:table-cell>
          <table:table-cell table:style-name="ce11"/>
          <table:table-cell table:style-name="ce4"/>
          <table:table-cell office:value-type="float" office:value="0" table:formula="of:=IF([.F45];[.$L$2]-[.F45];)" table:style-name="ce4">
            <text:p><text:s/>-<text:s text:c="3"/></text:p>
          </table:table-cell>
          <table:table-cell office:value-type="string" office:string-value="" table:formula="of:=IF([.E45];[.E45]*2;&quot;&quot;)" table:style-name="ce6"/>
          <table:table-cell office:value-type="float" office:value="0" table:formula="of:=IF([.G45];[.$L$2]-[.G45]*2;)" table:style-name="ce7">
            <text:p><text:s/>-<text:s text:c="3"/></text:p>
          </table:table-cell>
          <table:table-cell office:value-type="boolean" office:boolean-value="false" table:formula="of:=AND([.H45]&lt;[.$M$2];[.I45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209-224" table:formula="of:=&quot;209-224&quot;" table:style-name="ce8">
            <text:p>209-224</text:p>
          </table:table-cell>
          <table:table-cell office:value-type="float" office:value="25" table:style-name="ce1">
            <text:p>25</text:p>
          </table:table-cell>
          <table:table-cell office:value-type="float" office:value="33554432" table:formula="of:=POWER(2; [.C46])" table:style-name="ce4">
            <text:p><text:s/>33,554,432<text:s/></text:p>
          </table:table-cell>
          <table:table-cell table:style-name="ce11"/>
          <table:table-cell table:style-name="ce4"/>
          <table:table-cell office:value-type="float" office:value="0" table:formula="of:=IF([.F46];[.$L$2]-[.F46];)" table:style-name="ce4">
            <text:p><text:s/>-<text:s text:c="3"/></text:p>
          </table:table-cell>
          <table:table-cell office:value-type="string" office:string-value="" table:formula="of:=IF([.E46];[.E46]*2;&quot;&quot;)" table:style-name="ce6"/>
          <table:table-cell office:value-type="float" office:value="0" table:formula="of:=IF([.G46];[.$L$2]-[.G46]*2;)" table:style-name="ce7">
            <text:p><text:s/>-<text:s text:c="3"/></text:p>
          </table:table-cell>
          <table:table-cell office:value-type="boolean" office:boolean-value="false" table:formula="of:=AND([.H46]&lt;[.$M$2];[.I46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225-240" table:formula="of:=&quot;225-240&quot;" table:style-name="ce8">
            <text:p>225-240</text:p>
          </table:table-cell>
          <table:table-cell office:value-type="float" office:value="25" table:style-name="ce1">
            <text:p>25</text:p>
          </table:table-cell>
          <table:table-cell office:value-type="float" office:value="33554432" table:formula="of:=POWER(2; [.C47])" table:style-name="ce4">
            <text:p><text:s/>33,554,432<text:s/></text:p>
          </table:table-cell>
          <table:table-cell table:style-name="ce11"/>
          <table:table-cell table:style-name="ce4"/>
          <table:table-cell office:value-type="float" office:value="0" table:formula="of:=IF([.F47];[.$L$2]-[.F47];)" table:style-name="ce4">
            <text:p><text:s/>-<text:s text:c="3"/></text:p>
          </table:table-cell>
          <table:table-cell office:value-type="string" office:string-value="" table:formula="of:=IF([.E47];[.E47]*2;&quot;&quot;)" table:style-name="ce6"/>
          <table:table-cell office:value-type="float" office:value="0" table:formula="of:=IF([.G47];[.$L$2]-[.G47]*2;)" table:style-name="ce7">
            <text:p><text:s/>-<text:s text:c="3"/></text:p>
          </table:table-cell>
          <table:table-cell office:value-type="boolean" office:boolean-value="false" table:formula="of:=AND([.H47]&lt;[.$M$2];[.I47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241-256" table:formula="of:=&quot;241-256&quot;" table:style-name="ce8">
            <text:p>241-256</text:p>
          </table:table-cell>
          <table:table-cell office:value-type="float" office:value="25" table:style-name="ce1">
            <text:p>25</text:p>
          </table:table-cell>
          <table:table-cell office:value-type="float" office:value="33554432" table:formula="of:=POWER(2; [.C48])" table:style-name="ce4">
            <text:p><text:s/>33,554,432<text:s/></text:p>
          </table:table-cell>
          <table:table-cell table:style-name="ce11"/>
          <table:table-cell table:style-name="ce4"/>
          <table:table-cell office:value-type="float" office:value="0" table:formula="of:=IF([.F48];[.$L$2]-[.F48];)" table:style-name="ce4">
            <text:p><text:s/>-<text:s text:c="3"/></text:p>
          </table:table-cell>
          <table:table-cell office:value-type="string" office:string-value="" table:formula="of:=IF([.E48];[.E48]*2;&quot;&quot;)" table:style-name="ce6"/>
          <table:table-cell office:value-type="float" office:value="0" table:formula="of:=IF([.G48];[.$L$2]-[.G48]*2;)" table:style-name="ce7">
            <text:p><text:s/>-<text:s text:c="3"/></text:p>
          </table:table-cell>
          <table:table-cell office:value-type="boolean" office:boolean-value="false" table:formula="of:=AND([.H48]&lt;[.$M$2];[.I48]&gt;0)" table:style-name="ce16">
            <text:p>FALSE</text:p>
          </table:table-cell>
          <table:table-cell table:number-columns-repeated="16374"/>
        </table:table-row>
        <table:table-row table:style-name="ro1">
          <table:table-cell office:value-type="string" table:number-columns-spanned="1" table:number-rows-spanned="17" table:style-name="ce9">
            <text:p>n_04</text:p>
          </table:table-cell>
          <table:table-cell office:value-type="float" office:value="2" table:style-name="ce2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536870912" table:formula="of:=POWER(2; [.C49])" table:style-name="ce4">
            <text:p><text:s/>536,870,912<text:s/></text:p>
          </table:table-cell>
          <table:table-cell office:value-type="time" office:time-value="PT0H30M24S" table:formula="of:=TIME(0;30;24)" table:style-name="ce11">
            <text:p>0:30:24</text:p>
          </table:table-cell>
          <table:table-cell office:value-type="float" office:value="7691" table:style-name="ce4">
            <text:p><text:s/>7,691<text:s/></text:p>
          </table:table-cell>
          <table:table-cell office:value-type="float" office:value="8693" table:formula="of:=IF([.F49];[.$L$2]-[.F49];)" table:style-name="ce4">
            <text:p><text:s/>8,693<text:s/></text:p>
          </table:table-cell>
          <table:table-cell office:value-type="time" office:time-value="PT1H0M48S" table:formula="of:=IF([.E49];[.E49]*2;&quot;&quot;)" table:style-name="ce6">
            <text:p>01:00:48</text:p>
          </table:table-cell>
          <table:table-cell office:value-type="float" office:value="-1002" table:formula="of:=IF([.G49];[.$L$2]-[.G49]*2;)" table:style-name="ce7">
            <text:p><text:s/>(1,002)</text:p>
          </table:table-cell>
          <table:table-cell office:value-type="boolean" office:boolean-value="false" table:formula="of:=AND([.H49]&lt;[.$M$2];[.I49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3-16" table:formula="of:=&quot;3-16&quot;" table:style-name="ce8">
            <text:p>3-16</text:p>
          </table:table-cell>
          <table:table-cell office:value-type="float" office:value="24" table:style-name="ce1">
            <text:p>24</text:p>
          </table:table-cell>
          <table:table-cell office:value-type="float" office:value="16777216" table:formula="of:=POWER(2; [.C50])" table:style-name="ce4">
            <text:p><text:s/>16,777,216<text:s/></text:p>
          </table:table-cell>
          <table:table-cell table:style-name="ce11"/>
          <table:table-cell table:style-name="ce4"/>
          <table:table-cell office:value-type="float" office:value="0" table:formula="of:=IF([.F50];[.$L$2]-[.F50];)" table:style-name="ce4">
            <text:p><text:s/>-<text:s text:c="3"/></text:p>
          </table:table-cell>
          <table:table-cell office:value-type="string" office:string-value="" table:formula="of:=IF([.E50];[.E50]*2;&quot;&quot;)" table:style-name="ce6"/>
          <table:table-cell office:value-type="float" office:value="0" table:formula="of:=IF([.G50];[.$L$2]-[.G50]*2;)" table:style-name="ce7">
            <text:p><text:s/>-<text:s text:c="3"/></text:p>
          </table:table-cell>
          <table:table-cell office:value-type="boolean" office:boolean-value="false" table:formula="of:=AND([.H50]&lt;[.$M$2];[.I50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17-32" table:formula="of:=&quot;17-32&quot;" table:style-name="ce8">
            <text:p>17-32</text:p>
          </table:table-cell>
          <table:table-cell office:value-type="float" office:value="24" table:style-name="ce1">
            <text:p>24</text:p>
          </table:table-cell>
          <table:table-cell office:value-type="float" office:value="16777216" table:formula="of:=POWER(2; [.C51])" table:style-name="ce4">
            <text:p><text:s/>16,777,216<text:s/></text:p>
          </table:table-cell>
          <table:table-cell table:style-name="ce11"/>
          <table:table-cell table:style-name="ce4"/>
          <table:table-cell office:value-type="float" office:value="0" table:formula="of:=IF([.F51];[.$L$2]-[.F51];)" table:style-name="ce4">
            <text:p><text:s/>-<text:s text:c="3"/></text:p>
          </table:table-cell>
          <table:table-cell office:value-type="string" office:string-value="" table:formula="of:=IF([.E51];[.E51]*2;&quot;&quot;)" table:style-name="ce6"/>
          <table:table-cell office:value-type="float" office:value="0" table:formula="of:=IF([.G51];[.$L$2]-[.G51]*2;)" table:style-name="ce7">
            <text:p><text:s/>-<text:s text:c="3"/></text:p>
          </table:table-cell>
          <table:table-cell office:value-type="boolean" office:boolean-value="false" table:formula="of:=AND([.H51]&lt;[.$M$2];[.I51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33-48" table:formula="of:=&quot;33-48&quot;" table:style-name="ce8">
            <text:p>33-48</text:p>
          </table:table-cell>
          <table:table-cell office:value-type="float" office:value="24" table:style-name="ce1">
            <text:p>24</text:p>
          </table:table-cell>
          <table:table-cell office:value-type="float" office:value="16777216" table:formula="of:=POWER(2; [.C52])" table:style-name="ce4">
            <text:p><text:s/>16,777,216<text:s/></text:p>
          </table:table-cell>
          <table:table-cell table:style-name="ce11"/>
          <table:table-cell table:style-name="ce4"/>
          <table:table-cell office:value-type="float" office:value="0" table:formula="of:=IF([.F52];[.$L$2]-[.F52];)" table:style-name="ce4">
            <text:p><text:s/>-<text:s text:c="3"/></text:p>
          </table:table-cell>
          <table:table-cell office:value-type="string" office:string-value="" table:formula="of:=IF([.E52];[.E52]*2;&quot;&quot;)" table:style-name="ce6"/>
          <table:table-cell office:value-type="float" office:value="0" table:formula="of:=IF([.G52];[.$L$2]-[.G52]*2;)" table:style-name="ce7">
            <text:p><text:s/>-<text:s text:c="3"/></text:p>
          </table:table-cell>
          <table:table-cell office:value-type="boolean" office:boolean-value="false" table:formula="of:=AND([.H52]&lt;[.$M$2];[.I52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49-64" table:formula="of:=&quot;49-64&quot;" table:style-name="ce8">
            <text:p>49-64</text:p>
          </table:table-cell>
          <table:table-cell office:value-type="float" office:value="24" table:style-name="ce1">
            <text:p>24</text:p>
          </table:table-cell>
          <table:table-cell office:value-type="float" office:value="16777216" table:formula="of:=POWER(2; [.C53])" table:style-name="ce4">
            <text:p><text:s/>16,777,216<text:s/></text:p>
          </table:table-cell>
          <table:table-cell table:style-name="ce11"/>
          <table:table-cell table:style-name="ce4"/>
          <table:table-cell office:value-type="float" office:value="0" table:formula="of:=IF([.F53];[.$L$2]-[.F53];)" table:style-name="ce4">
            <text:p><text:s/>-<text:s text:c="3"/></text:p>
          </table:table-cell>
          <table:table-cell office:value-type="string" office:string-value="" table:formula="of:=IF([.E53];[.E53]*2;&quot;&quot;)" table:style-name="ce6"/>
          <table:table-cell office:value-type="float" office:value="0" table:formula="of:=IF([.G53];[.$L$2]-[.G53]*2;)" table:style-name="ce7">
            <text:p><text:s/>-<text:s text:c="3"/></text:p>
          </table:table-cell>
          <table:table-cell office:value-type="boolean" office:boolean-value="false" table:formula="of:=AND([.H53]&lt;[.$M$2];[.I53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65-80" table:formula="of:=&quot;65-80&quot;" table:style-name="ce8">
            <text:p>65-80</text:p>
          </table:table-cell>
          <table:table-cell office:value-type="float" office:value="24" table:style-name="ce1">
            <text:p>24</text:p>
          </table:table-cell>
          <table:table-cell office:value-type="float" office:value="16777216" table:formula="of:=POWER(2; [.C54])" table:style-name="ce4">
            <text:p><text:s/>16,777,216<text:s/></text:p>
          </table:table-cell>
          <table:table-cell table:style-name="ce11"/>
          <table:table-cell table:style-name="ce4"/>
          <table:table-cell office:value-type="float" office:value="0" table:formula="of:=IF([.F54];[.$L$2]-[.F54];)" table:style-name="ce4">
            <text:p><text:s/>-<text:s text:c="3"/></text:p>
          </table:table-cell>
          <table:table-cell office:value-type="string" office:string-value="" table:formula="of:=IF([.E54];[.E54]*2;&quot;&quot;)" table:style-name="ce6"/>
          <table:table-cell office:value-type="float" office:value="0" table:formula="of:=IF([.G54];[.$L$2]-[.G54]*2;)" table:style-name="ce7">
            <text:p><text:s/>-<text:s text:c="3"/></text:p>
          </table:table-cell>
          <table:table-cell office:value-type="boolean" office:boolean-value="false" table:formula="of:=AND([.H54]&lt;[.$M$2];[.I54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81-96" table:formula="of:=&quot;81-96&quot;" table:style-name="ce8">
            <text:p>81-96</text:p>
          </table:table-cell>
          <table:table-cell office:value-type="float" office:value="24" table:style-name="ce1">
            <text:p>24</text:p>
          </table:table-cell>
          <table:table-cell office:value-type="float" office:value="16777216" table:formula="of:=POWER(2; [.C55])" table:style-name="ce4">
            <text:p><text:s/>16,777,216<text:s/></text:p>
          </table:table-cell>
          <table:table-cell table:style-name="ce11"/>
          <table:table-cell table:style-name="ce4"/>
          <table:table-cell office:value-type="float" office:value="0" table:formula="of:=IF([.F55];[.$L$2]-[.F55];)" table:style-name="ce4">
            <text:p><text:s/>-<text:s text:c="3"/></text:p>
          </table:table-cell>
          <table:table-cell office:value-type="string" office:string-value="" table:formula="of:=IF([.E55];[.E55]*2;&quot;&quot;)" table:style-name="ce6"/>
          <table:table-cell office:value-type="float" office:value="0" table:formula="of:=IF([.G55];[.$L$2]-[.G55]*2;)" table:style-name="ce7">
            <text:p><text:s/>-<text:s text:c="3"/></text:p>
          </table:table-cell>
          <table:table-cell office:value-type="boolean" office:boolean-value="false" table:formula="of:=AND([.H55]&lt;[.$M$2];[.I55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97-112" table:formula="of:=&quot;97-112&quot;" table:style-name="ce8">
            <text:p>97-112</text:p>
          </table:table-cell>
          <table:table-cell office:value-type="float" office:value="24" table:style-name="ce1">
            <text:p>24</text:p>
          </table:table-cell>
          <table:table-cell office:value-type="float" office:value="16777216" table:formula="of:=POWER(2; [.C56])" table:style-name="ce4">
            <text:p><text:s/>16,777,216<text:s/></text:p>
          </table:table-cell>
          <table:table-cell table:style-name="ce11"/>
          <table:table-cell table:style-name="ce4"/>
          <table:table-cell office:value-type="float" office:value="0" table:formula="of:=IF([.F56];[.$L$2]-[.F56];)" table:style-name="ce4">
            <text:p><text:s/>-<text:s text:c="3"/></text:p>
          </table:table-cell>
          <table:table-cell office:value-type="string" office:string-value="" table:formula="of:=IF([.E56];[.E56]*2;&quot;&quot;)" table:style-name="ce6"/>
          <table:table-cell office:value-type="float" office:value="0" table:formula="of:=IF([.G56];[.$L$2]-[.G56]*2;)" table:style-name="ce7">
            <text:p><text:s/>-<text:s text:c="3"/></text:p>
          </table:table-cell>
          <table:table-cell office:value-type="boolean" office:boolean-value="false" table:formula="of:=AND([.H56]&lt;[.$M$2];[.I56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113-128" table:formula="of:=&quot;113-128&quot;" table:style-name="ce8">
            <text:p>113-128</text:p>
          </table:table-cell>
          <table:table-cell office:value-type="float" office:value="24" table:style-name="ce1">
            <text:p>24</text:p>
          </table:table-cell>
          <table:table-cell office:value-type="float" office:value="16777216" table:formula="of:=POWER(2; [.C57])" table:style-name="ce4">
            <text:p><text:s/>16,777,216<text:s/></text:p>
          </table:table-cell>
          <table:table-cell table:style-name="ce11"/>
          <table:table-cell table:style-name="ce4"/>
          <table:table-cell office:value-type="float" office:value="0" table:formula="of:=IF([.F57];[.$L$2]-[.F57];)" table:style-name="ce4">
            <text:p><text:s/>-<text:s text:c="3"/></text:p>
          </table:table-cell>
          <table:table-cell office:value-type="string" office:string-value="" table:formula="of:=IF([.E57];[.E57]*2;&quot;&quot;)" table:style-name="ce6"/>
          <table:table-cell office:value-type="float" office:value="0" table:formula="of:=IF([.G57];[.$L$2]-[.G57]*2;)" table:style-name="ce7">
            <text:p><text:s/>-<text:s text:c="3"/></text:p>
          </table:table-cell>
          <table:table-cell office:value-type="boolean" office:boolean-value="false" table:formula="of:=AND([.H57]&lt;[.$M$2];[.I57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129-144" table:formula="of:=&quot;129-144&quot;" table:style-name="ce8">
            <text:p>129-144</text:p>
          </table:table-cell>
          <table:table-cell office:value-type="float" office:value="24" table:style-name="ce1">
            <text:p>24</text:p>
          </table:table-cell>
          <table:table-cell office:value-type="float" office:value="16777216" table:formula="of:=POWER(2; [.C58])" table:style-name="ce4">
            <text:p><text:s/>16,777,216<text:s/></text:p>
          </table:table-cell>
          <table:table-cell table:style-name="ce11"/>
          <table:table-cell table:style-name="ce4"/>
          <table:table-cell office:value-type="float" office:value="0" table:formula="of:=IF([.F58];[.$L$2]-[.F58];)" table:style-name="ce4">
            <text:p><text:s/>-<text:s text:c="3"/></text:p>
          </table:table-cell>
          <table:table-cell office:value-type="string" office:string-value="" table:formula="of:=IF([.E58];[.E58]*2;&quot;&quot;)" table:style-name="ce6"/>
          <table:table-cell office:value-type="float" office:value="0" table:formula="of:=IF([.G58];[.$L$2]-[.G58]*2;)" table:style-name="ce7">
            <text:p><text:s/>-<text:s text:c="3"/></text:p>
          </table:table-cell>
          <table:table-cell office:value-type="boolean" office:boolean-value="false" table:formula="of:=AND([.H58]&lt;[.$M$2];[.I58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145-160" table:formula="of:=&quot;145-160&quot;" table:style-name="ce8">
            <text:p>145-160</text:p>
          </table:table-cell>
          <table:table-cell office:value-type="float" office:value="24" table:style-name="ce1">
            <text:p>24</text:p>
          </table:table-cell>
          <table:table-cell office:value-type="float" office:value="16777216" table:formula="of:=POWER(2; [.C59])" table:style-name="ce4">
            <text:p><text:s/>16,777,216<text:s/></text:p>
          </table:table-cell>
          <table:table-cell table:style-name="ce11"/>
          <table:table-cell table:style-name="ce4"/>
          <table:table-cell office:value-type="float" office:value="0" table:formula="of:=IF([.F59];[.$L$2]-[.F59];)" table:style-name="ce4">
            <text:p><text:s/>-<text:s text:c="3"/></text:p>
          </table:table-cell>
          <table:table-cell office:value-type="string" office:string-value="" table:formula="of:=IF([.E59];[.E59]*2;&quot;&quot;)" table:style-name="ce6"/>
          <table:table-cell office:value-type="float" office:value="0" table:formula="of:=IF([.G59];[.$L$2]-[.G59]*2;)" table:style-name="ce7">
            <text:p><text:s/>-<text:s text:c="3"/></text:p>
          </table:table-cell>
          <table:table-cell office:value-type="boolean" office:boolean-value="false" table:formula="of:=AND([.H59]&lt;[.$M$2];[.I59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161-176" table:formula="of:=&quot;161-176&quot;" table:style-name="ce8">
            <text:p>161-176</text:p>
          </table:table-cell>
          <table:table-cell office:value-type="float" office:value="24" table:style-name="ce1">
            <text:p>24</text:p>
          </table:table-cell>
          <table:table-cell office:value-type="float" office:value="16777216" table:formula="of:=POWER(2; [.C60])" table:style-name="ce4">
            <text:p><text:s/>16,777,216<text:s/></text:p>
          </table:table-cell>
          <table:table-cell table:style-name="ce11"/>
          <table:table-cell table:style-name="ce4"/>
          <table:table-cell office:value-type="float" office:value="0" table:formula="of:=IF([.F60];[.$L$2]-[.F60];)" table:style-name="ce4">
            <text:p><text:s/>-<text:s text:c="3"/></text:p>
          </table:table-cell>
          <table:table-cell office:value-type="string" office:string-value="" table:formula="of:=IF([.E60];[.E60]*2;&quot;&quot;)" table:style-name="ce6"/>
          <table:table-cell office:value-type="float" office:value="0" table:formula="of:=IF([.G60];[.$L$2]-[.G60]*2;)" table:style-name="ce7">
            <text:p><text:s/>-<text:s text:c="3"/></text:p>
          </table:table-cell>
          <table:table-cell office:value-type="boolean" office:boolean-value="false" table:formula="of:=AND([.H60]&lt;[.$M$2];[.I60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177-192" table:formula="of:=&quot;177-192&quot;" table:style-name="ce8">
            <text:p>177-192</text:p>
          </table:table-cell>
          <table:table-cell office:value-type="float" office:value="24" table:style-name="ce1">
            <text:p>24</text:p>
          </table:table-cell>
          <table:table-cell office:value-type="float" office:value="16777216" table:formula="of:=POWER(2; [.C61])" table:style-name="ce4">
            <text:p><text:s/>16,777,216<text:s/></text:p>
          </table:table-cell>
          <table:table-cell table:style-name="ce11"/>
          <table:table-cell table:style-name="ce4"/>
          <table:table-cell office:value-type="float" office:value="0" table:formula="of:=IF([.F61];[.$L$2]-[.F61];)" table:style-name="ce4">
            <text:p><text:s/>-<text:s text:c="3"/></text:p>
          </table:table-cell>
          <table:table-cell office:value-type="string" office:string-value="" table:formula="of:=IF([.E61];[.E61]*2;&quot;&quot;)" table:style-name="ce6"/>
          <table:table-cell office:value-type="float" office:value="0" table:formula="of:=IF([.G61];[.$L$2]-[.G61]*2;)" table:style-name="ce7">
            <text:p><text:s/>-<text:s text:c="3"/></text:p>
          </table:table-cell>
          <table:table-cell office:value-type="boolean" office:boolean-value="false" table:formula="of:=AND([.H61]&lt;[.$M$2];[.I61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193-208" table:formula="of:=&quot;193-208&quot;" table:style-name="ce8">
            <text:p>193-208</text:p>
          </table:table-cell>
          <table:table-cell office:value-type="float" office:value="24" table:style-name="ce1">
            <text:p>24</text:p>
          </table:table-cell>
          <table:table-cell office:value-type="float" office:value="16777216" table:formula="of:=POWER(2; [.C62])" table:style-name="ce4">
            <text:p><text:s/>16,777,216<text:s/></text:p>
          </table:table-cell>
          <table:table-cell table:style-name="ce11"/>
          <table:table-cell table:style-name="ce4"/>
          <table:table-cell office:value-type="float" office:value="0" table:formula="of:=IF([.F62];[.$L$2]-[.F62];)" table:style-name="ce4">
            <text:p><text:s/>-<text:s text:c="3"/></text:p>
          </table:table-cell>
          <table:table-cell office:value-type="string" office:string-value="" table:formula="of:=IF([.E62];[.E62]*2;&quot;&quot;)" table:style-name="ce6"/>
          <table:table-cell office:value-type="float" office:value="0" table:formula="of:=IF([.G62];[.$L$2]-[.G62]*2;)" table:style-name="ce7">
            <text:p><text:s/>-<text:s text:c="3"/></text:p>
          </table:table-cell>
          <table:table-cell office:value-type="boolean" office:boolean-value="false" table:formula="of:=AND([.H62]&lt;[.$M$2];[.I62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209-224" table:formula="of:=&quot;209-224&quot;" table:style-name="ce8">
            <text:p>209-224</text:p>
          </table:table-cell>
          <table:table-cell office:value-type="float" office:value="24" table:style-name="ce1">
            <text:p>24</text:p>
          </table:table-cell>
          <table:table-cell office:value-type="float" office:value="16777216" table:formula="of:=POWER(2; [.C63])" table:style-name="ce4">
            <text:p><text:s/>16,777,216<text:s/></text:p>
          </table:table-cell>
          <table:table-cell table:style-name="ce11"/>
          <table:table-cell table:style-name="ce4"/>
          <table:table-cell office:value-type="float" office:value="0" table:formula="of:=IF([.F63];[.$L$2]-[.F63];)" table:style-name="ce4">
            <text:p><text:s/>-<text:s text:c="3"/></text:p>
          </table:table-cell>
          <table:table-cell office:value-type="string" office:string-value="" table:formula="of:=IF([.E63];[.E63]*2;&quot;&quot;)" table:style-name="ce6"/>
          <table:table-cell office:value-type="float" office:value="0" table:formula="of:=IF([.G63];[.$L$2]-[.G63]*2;)" table:style-name="ce7">
            <text:p><text:s/>-<text:s text:c="3"/></text:p>
          </table:table-cell>
          <table:table-cell office:value-type="boolean" office:boolean-value="false" table:formula="of:=AND([.H63]&lt;[.$M$2];[.I63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225-240" table:formula="of:=&quot;225-240&quot;" table:style-name="ce8">
            <text:p>225-240</text:p>
          </table:table-cell>
          <table:table-cell office:value-type="float" office:value="24" table:style-name="ce1">
            <text:p>24</text:p>
          </table:table-cell>
          <table:table-cell office:value-type="float" office:value="16777216" table:formula="of:=POWER(2; [.C64])" table:style-name="ce4">
            <text:p><text:s/>16,777,216<text:s/></text:p>
          </table:table-cell>
          <table:table-cell table:style-name="ce11"/>
          <table:table-cell table:style-name="ce4"/>
          <table:table-cell office:value-type="float" office:value="0" table:formula="of:=IF([.F64];[.$L$2]-[.F64];)" table:style-name="ce4">
            <text:p><text:s/>-<text:s text:c="3"/></text:p>
          </table:table-cell>
          <table:table-cell office:value-type="string" office:string-value="" table:formula="of:=IF([.E64];[.E64]*2;&quot;&quot;)" table:style-name="ce6"/>
          <table:table-cell office:value-type="float" office:value="0" table:formula="of:=IF([.G64];[.$L$2]-[.G64]*2;)" table:style-name="ce7">
            <text:p><text:s/>-<text:s text:c="3"/></text:p>
          </table:table-cell>
          <table:table-cell office:value-type="boolean" office:boolean-value="false" table:formula="of:=AND([.H64]&lt;[.$M$2];[.I64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241-256" table:formula="of:=&quot;241-256&quot;" table:style-name="ce8">
            <text:p>241-256</text:p>
          </table:table-cell>
          <table:table-cell office:value-type="float" office:value="24" table:style-name="ce1">
            <text:p>24</text:p>
          </table:table-cell>
          <table:table-cell office:value-type="float" office:value="16777216" table:formula="of:=POWER(2; [.C65])" table:style-name="ce4">
            <text:p><text:s/>16,777,216<text:s/></text:p>
          </table:table-cell>
          <table:table-cell table:style-name="ce11"/>
          <table:table-cell table:style-name="ce4"/>
          <table:table-cell office:value-type="float" office:value="0" table:formula="of:=IF([.F65];[.$L$2]-[.F65];)" table:style-name="ce4">
            <text:p><text:s/>-<text:s text:c="3"/></text:p>
          </table:table-cell>
          <table:table-cell office:value-type="string" office:string-value="" table:formula="of:=IF([.E65];[.E65]*2;&quot;&quot;)" table:style-name="ce6"/>
          <table:table-cell office:value-type="float" office:value="0" table:formula="of:=IF([.G65];[.$L$2]-[.G65]*2;)" table:style-name="ce7">
            <text:p><text:s/>-<text:s text:c="3"/></text:p>
          </table:table-cell>
          <table:table-cell office:value-type="boolean" office:boolean-value="false" table:formula="of:=AND([.H65]&lt;[.$M$2];[.I65]&gt;0)" table:style-name="ce16">
            <text:p>FALSE</text:p>
          </table:table-cell>
          <table:table-cell table:number-columns-repeated="16374"/>
        </table:table-row>
        <table:table-row table:style-name="ro1">
          <table:table-cell office:value-type="string" table:number-columns-spanned="1" table:number-rows-spanned="17" table:style-name="ce9">
            <text:p>n_05</text:p>
          </table:table-cell>
          <table:table-cell office:value-type="float" office:value="2" table:style-name="ce2">
            <text:p>2</text:p>
          </table:table-cell>
          <table:table-cell office:value-type="float" office:value="32" table:style-name="ce1">
            <text:p>32</text:p>
          </table:table-cell>
          <table:table-cell office:value-type="float" office:value="4294967296" table:formula="of:=POWER(2; [.C66])" table:style-name="ce4">
            <text:p><text:s/>4,294,967,296<text:s/></text:p>
          </table:table-cell>
          <table:table-cell office:value-type="time" office:time-value="PT3H40M0S" table:formula="of:=TIME(0;55;0)*4" table:style-name="ce11">
            <text:p>3:40:00</text:p>
          </table:table-cell>
          <table:table-cell table:style-name="ce4"/>
          <table:table-cell office:value-type="float" office:value="0" table:formula="of:=IF([.F66];[.$L$2]-[.F66];)" table:style-name="ce4">
            <text:p><text:s/>-<text:s text:c="3"/></text:p>
          </table:table-cell>
          <table:table-cell office:value-type="time" office:time-value="PT7H20M0S" table:formula="of:=IF([.E66];[.E66]*2;&quot;&quot;)" table:style-name="ce6">
            <text:p>07:20:00</text:p>
          </table:table-cell>
          <table:table-cell office:value-type="float" office:value="0" table:formula="of:=IF([.G66];[.$L$2]-[.G66]*2;)" table:style-name="ce7">
            <text:p><text:s/>-<text:s text:c="3"/></text:p>
          </table:table-cell>
          <table:table-cell office:value-type="boolean" office:boolean-value="false" table:formula="of:=AND([.H66]&lt;[.$M$2];[.I66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3-16" table:formula="of:=&quot;3-16&quot;" table:style-name="ce8">
            <text:p>3-16</text:p>
          </table:table-cell>
          <table:table-cell office:value-type="float" office:value="26" table:style-name="ce1">
            <text:p>26</text:p>
          </table:table-cell>
          <table:table-cell office:value-type="float" office:value="67108864" table:formula="of:=POWER(2; [.C67])" table:style-name="ce4">
            <text:p><text:s/>67,108,864<text:s/></text:p>
          </table:table-cell>
          <table:table-cell table:style-name="ce11"/>
          <table:table-cell table:style-name="ce4"/>
          <table:table-cell office:value-type="float" office:value="0" table:formula="of:=IF([.F67];[.$L$2]-[.F67];)" table:style-name="ce4">
            <text:p><text:s/>-<text:s text:c="3"/></text:p>
          </table:table-cell>
          <table:table-cell office:value-type="string" office:string-value="" table:formula="of:=IF([.E67];[.E67]*2;&quot;&quot;)" table:style-name="ce6"/>
          <table:table-cell office:value-type="float" office:value="0" table:formula="of:=IF([.G67];[.$L$2]-[.G67]*2;)" table:style-name="ce7">
            <text:p><text:s/>-<text:s text:c="3"/></text:p>
          </table:table-cell>
          <table:table-cell office:value-type="boolean" office:boolean-value="false" table:formula="of:=AND([.H67]&lt;[.$M$2];[.I67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17-32" table:formula="of:=&quot;17-32&quot;" table:style-name="ce8">
            <text:p>17-32</text:p>
          </table:table-cell>
          <table:table-cell office:value-type="float" office:value="26" table:style-name="ce1">
            <text:p>26</text:p>
          </table:table-cell>
          <table:table-cell office:value-type="float" office:value="67108864" table:formula="of:=POWER(2; [.C68])" table:style-name="ce4">
            <text:p><text:s/>67,108,864<text:s/></text:p>
          </table:table-cell>
          <table:table-cell table:style-name="ce11"/>
          <table:table-cell table:style-name="ce4"/>
          <table:table-cell office:value-type="float" office:value="0" table:formula="of:=IF([.F68];[.$L$2]-[.F68];)" table:style-name="ce4">
            <text:p><text:s/>-<text:s text:c="3"/></text:p>
          </table:table-cell>
          <table:table-cell office:value-type="string" office:string-value="" table:formula="of:=IF([.E68];[.E68]*2;&quot;&quot;)" table:style-name="ce6"/>
          <table:table-cell office:value-type="float" office:value="0" table:formula="of:=IF([.G68];[.$L$2]-[.G68]*2;)" table:style-name="ce7">
            <text:p><text:s/>-<text:s text:c="3"/></text:p>
          </table:table-cell>
          <table:table-cell office:value-type="boolean" office:boolean-value="false" table:formula="of:=AND([.H68]&lt;[.$M$2];[.I68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33-48" table:formula="of:=&quot;33-48&quot;" table:style-name="ce8">
            <text:p>33-48</text:p>
          </table:table-cell>
          <table:table-cell office:value-type="float" office:value="26" table:style-name="ce1">
            <text:p>26</text:p>
          </table:table-cell>
          <table:table-cell office:value-type="float" office:value="67108864" table:formula="of:=POWER(2; [.C69])" table:style-name="ce4">
            <text:p><text:s/>67,108,864<text:s/></text:p>
          </table:table-cell>
          <table:table-cell table:style-name="ce11"/>
          <table:table-cell table:style-name="ce4"/>
          <table:table-cell office:value-type="float" office:value="0" table:formula="of:=IF([.F69];[.$L$2]-[.F69];)" table:style-name="ce4">
            <text:p><text:s/>-<text:s text:c="3"/></text:p>
          </table:table-cell>
          <table:table-cell office:value-type="string" office:string-value="" table:formula="of:=IF([.E69];[.E69]*2;&quot;&quot;)" table:style-name="ce6"/>
          <table:table-cell office:value-type="float" office:value="0" table:formula="of:=IF([.G69];[.$L$2]-[.G69]*2;)" table:style-name="ce7">
            <text:p><text:s/>-<text:s text:c="3"/></text:p>
          </table:table-cell>
          <table:table-cell office:value-type="boolean" office:boolean-value="false" table:formula="of:=AND([.H69]&lt;[.$M$2];[.I69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49-64" table:formula="of:=&quot;49-64&quot;" table:style-name="ce8">
            <text:p>49-64</text:p>
          </table:table-cell>
          <table:table-cell office:value-type="float" office:value="26" table:style-name="ce1">
            <text:p>26</text:p>
          </table:table-cell>
          <table:table-cell office:value-type="float" office:value="67108864" table:formula="of:=POWER(2; [.C70])" table:style-name="ce4">
            <text:p><text:s/>67,108,864<text:s/></text:p>
          </table:table-cell>
          <table:table-cell table:style-name="ce11"/>
          <table:table-cell table:style-name="ce4"/>
          <table:table-cell office:value-type="float" office:value="0" table:formula="of:=IF([.F70];[.$L$2]-[.F70];)" table:style-name="ce4">
            <text:p><text:s/>-<text:s text:c="3"/></text:p>
          </table:table-cell>
          <table:table-cell office:value-type="string" office:string-value="" table:formula="of:=IF([.E70];[.E70]*2;&quot;&quot;)" table:style-name="ce6"/>
          <table:table-cell office:value-type="float" office:value="0" table:formula="of:=IF([.G70];[.$L$2]-[.G70]*2;)" table:style-name="ce7">
            <text:p><text:s/>-<text:s text:c="3"/></text:p>
          </table:table-cell>
          <table:table-cell office:value-type="boolean" office:boolean-value="false" table:formula="of:=AND([.H70]&lt;[.$M$2];[.I70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65-80" table:formula="of:=&quot;65-80&quot;" table:style-name="ce8">
            <text:p>65-80</text:p>
          </table:table-cell>
          <table:table-cell office:value-type="float" office:value="26" table:style-name="ce1">
            <text:p>26</text:p>
          </table:table-cell>
          <table:table-cell office:value-type="float" office:value="67108864" table:formula="of:=POWER(2; [.C71])" table:style-name="ce4">
            <text:p><text:s/>67,108,864<text:s/></text:p>
          </table:table-cell>
          <table:table-cell table:style-name="ce11"/>
          <table:table-cell table:style-name="ce4"/>
          <table:table-cell office:value-type="float" office:value="0" table:formula="of:=IF([.F71];[.$L$2]-[.F71];)" table:style-name="ce4">
            <text:p><text:s/>-<text:s text:c="3"/></text:p>
          </table:table-cell>
          <table:table-cell office:value-type="string" office:string-value="" table:formula="of:=IF([.E71];[.E71]*2;&quot;&quot;)" table:style-name="ce6"/>
          <table:table-cell office:value-type="float" office:value="0" table:formula="of:=IF([.G71];[.$L$2]-[.G71]*2;)" table:style-name="ce7">
            <text:p><text:s/>-<text:s text:c="3"/></text:p>
          </table:table-cell>
          <table:table-cell office:value-type="boolean" office:boolean-value="false" table:formula="of:=AND([.H71]&lt;[.$M$2];[.I71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81-96" table:formula="of:=&quot;81-96&quot;" table:style-name="ce8">
            <text:p>81-96</text:p>
          </table:table-cell>
          <table:table-cell office:value-type="float" office:value="26" table:style-name="ce1">
            <text:p>26</text:p>
          </table:table-cell>
          <table:table-cell office:value-type="float" office:value="67108864" table:formula="of:=POWER(2; [.C72])" table:style-name="ce4">
            <text:p><text:s/>67,108,864<text:s/></text:p>
          </table:table-cell>
          <table:table-cell table:style-name="ce11"/>
          <table:table-cell table:style-name="ce4"/>
          <table:table-cell office:value-type="float" office:value="0" table:formula="of:=IF([.F72];[.$L$2]-[.F72];)" table:style-name="ce4">
            <text:p><text:s/>-<text:s text:c="3"/></text:p>
          </table:table-cell>
          <table:table-cell office:value-type="string" office:string-value="" table:formula="of:=IF([.E72];[.E72]*2;&quot;&quot;)" table:style-name="ce6"/>
          <table:table-cell office:value-type="float" office:value="0" table:formula="of:=IF([.G72];[.$L$2]-[.G72]*2;)" table:style-name="ce7">
            <text:p><text:s/>-<text:s text:c="3"/></text:p>
          </table:table-cell>
          <table:table-cell office:value-type="boolean" office:boolean-value="false" table:formula="of:=AND([.H72]&lt;[.$M$2];[.I72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97-112" table:formula="of:=&quot;97-112&quot;" table:style-name="ce8">
            <text:p>97-112</text:p>
          </table:table-cell>
          <table:table-cell office:value-type="float" office:value="26" table:style-name="ce1">
            <text:p>26</text:p>
          </table:table-cell>
          <table:table-cell office:value-type="float" office:value="67108864" table:formula="of:=POWER(2; [.C73])" table:style-name="ce4">
            <text:p><text:s/>67,108,864<text:s/></text:p>
          </table:table-cell>
          <table:table-cell table:style-name="ce11"/>
          <table:table-cell table:style-name="ce4"/>
          <table:table-cell office:value-type="float" office:value="0" table:formula="of:=IF([.F73];[.$L$2]-[.F73];)" table:style-name="ce4">
            <text:p><text:s/>-<text:s text:c="3"/></text:p>
          </table:table-cell>
          <table:table-cell office:value-type="string" office:string-value="" table:formula="of:=IF([.E73];[.E73]*2;&quot;&quot;)" table:style-name="ce6"/>
          <table:table-cell office:value-type="float" office:value="0" table:formula="of:=IF([.G73];[.$L$2]-[.G73]*2;)" table:style-name="ce7">
            <text:p><text:s/>-<text:s text:c="3"/></text:p>
          </table:table-cell>
          <table:table-cell office:value-type="boolean" office:boolean-value="false" table:formula="of:=AND([.H73]&lt;[.$M$2];[.I73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113-128" table:formula="of:=&quot;113-128&quot;" table:style-name="ce8">
            <text:p>113-128</text:p>
          </table:table-cell>
          <table:table-cell office:value-type="float" office:value="26" table:style-name="ce1">
            <text:p>26</text:p>
          </table:table-cell>
          <table:table-cell office:value-type="float" office:value="67108864" table:formula="of:=POWER(2; [.C74])" table:style-name="ce4">
            <text:p><text:s/>67,108,864<text:s/></text:p>
          </table:table-cell>
          <table:table-cell table:style-name="ce11"/>
          <table:table-cell table:style-name="ce4"/>
          <table:table-cell office:value-type="float" office:value="0" table:formula="of:=IF([.F74];[.$L$2]-[.F74];)" table:style-name="ce4">
            <text:p><text:s/>-<text:s text:c="3"/></text:p>
          </table:table-cell>
          <table:table-cell office:value-type="string" office:string-value="" table:formula="of:=IF([.E74];[.E74]*2;&quot;&quot;)" table:style-name="ce6"/>
          <table:table-cell office:value-type="float" office:value="0" table:formula="of:=IF([.G74];[.$L$2]-[.G74]*2;)" table:style-name="ce7">
            <text:p><text:s/>-<text:s text:c="3"/></text:p>
          </table:table-cell>
          <table:table-cell office:value-type="boolean" office:boolean-value="false" table:formula="of:=AND([.H74]&lt;[.$M$2];[.I74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129-144" table:formula="of:=&quot;129-144&quot;" table:style-name="ce8">
            <text:p>129-144</text:p>
          </table:table-cell>
          <table:table-cell office:value-type="float" office:value="26" table:style-name="ce1">
            <text:p>26</text:p>
          </table:table-cell>
          <table:table-cell office:value-type="float" office:value="67108864" table:formula="of:=POWER(2; [.C75])" table:style-name="ce4">
            <text:p><text:s/>67,108,864<text:s/></text:p>
          </table:table-cell>
          <table:table-cell table:style-name="ce11"/>
          <table:table-cell table:style-name="ce4"/>
          <table:table-cell office:value-type="float" office:value="0" table:formula="of:=IF([.F75];[.$L$2]-[.F75];)" table:style-name="ce4">
            <text:p><text:s/>-<text:s text:c="3"/></text:p>
          </table:table-cell>
          <table:table-cell office:value-type="string" office:string-value="" table:formula="of:=IF([.E75];[.E75]*2;&quot;&quot;)" table:style-name="ce6"/>
          <table:table-cell office:value-type="float" office:value="0" table:formula="of:=IF([.G75];[.$L$2]-[.G75]*2;)" table:style-name="ce7">
            <text:p><text:s/>-<text:s text:c="3"/></text:p>
          </table:table-cell>
          <table:table-cell office:value-type="boolean" office:boolean-value="false" table:formula="of:=AND([.H75]&lt;[.$M$2];[.I75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145-160" table:formula="of:=&quot;145-160&quot;" table:style-name="ce8">
            <text:p>145-160</text:p>
          </table:table-cell>
          <table:table-cell office:value-type="float" office:value="26" table:style-name="ce1">
            <text:p>26</text:p>
          </table:table-cell>
          <table:table-cell office:value-type="float" office:value="67108864" table:formula="of:=POWER(2; [.C76])" table:style-name="ce4">
            <text:p><text:s/>67,108,864<text:s/></text:p>
          </table:table-cell>
          <table:table-cell table:style-name="ce11"/>
          <table:table-cell table:style-name="ce4"/>
          <table:table-cell office:value-type="float" office:value="0" table:formula="of:=IF([.F76];[.$L$2]-[.F76];)" table:style-name="ce4">
            <text:p><text:s/>-<text:s text:c="3"/></text:p>
          </table:table-cell>
          <table:table-cell office:value-type="string" office:string-value="" table:formula="of:=IF([.E76];[.E76]*2;&quot;&quot;)" table:style-name="ce6"/>
          <table:table-cell office:value-type="float" office:value="0" table:formula="of:=IF([.G76];[.$L$2]-[.G76]*2;)" table:style-name="ce7">
            <text:p><text:s/>-<text:s text:c="3"/></text:p>
          </table:table-cell>
          <table:table-cell office:value-type="boolean" office:boolean-value="false" table:formula="of:=AND([.H76]&lt;[.$M$2];[.I76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161-176" table:formula="of:=&quot;161-176&quot;" table:style-name="ce8">
            <text:p>161-176</text:p>
          </table:table-cell>
          <table:table-cell office:value-type="float" office:value="26" table:style-name="ce1">
            <text:p>26</text:p>
          </table:table-cell>
          <table:table-cell office:value-type="float" office:value="67108864" table:formula="of:=POWER(2; [.C77])" table:style-name="ce4">
            <text:p><text:s/>67,108,864<text:s/></text:p>
          </table:table-cell>
          <table:table-cell table:style-name="ce11"/>
          <table:table-cell table:style-name="ce4"/>
          <table:table-cell office:value-type="float" office:value="0" table:formula="of:=IF([.F77];[.$L$2]-[.F77];)" table:style-name="ce4">
            <text:p><text:s/>-<text:s text:c="3"/></text:p>
          </table:table-cell>
          <table:table-cell office:value-type="string" office:string-value="" table:formula="of:=IF([.E77];[.E77]*2;&quot;&quot;)" table:style-name="ce6"/>
          <table:table-cell office:value-type="float" office:value="0" table:formula="of:=IF([.G77];[.$L$2]-[.G77]*2;)" table:style-name="ce7">
            <text:p><text:s/>-<text:s text:c="3"/></text:p>
          </table:table-cell>
          <table:table-cell office:value-type="boolean" office:boolean-value="false" table:formula="of:=AND([.H77]&lt;[.$M$2];[.I77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177-192" table:formula="of:=&quot;177-192&quot;" table:style-name="ce8">
            <text:p>177-192</text:p>
          </table:table-cell>
          <table:table-cell office:value-type="float" office:value="26" table:style-name="ce1">
            <text:p>26</text:p>
          </table:table-cell>
          <table:table-cell office:value-type="float" office:value="67108864" table:formula="of:=POWER(2; [.C78])" table:style-name="ce4">
            <text:p><text:s/>67,108,864<text:s/></text:p>
          </table:table-cell>
          <table:table-cell table:style-name="ce11"/>
          <table:table-cell table:style-name="ce4"/>
          <table:table-cell office:value-type="float" office:value="0" table:formula="of:=IF([.F78];[.$L$2]-[.F78];)" table:style-name="ce4">
            <text:p><text:s/>-<text:s text:c="3"/></text:p>
          </table:table-cell>
          <table:table-cell office:value-type="string" office:string-value="" table:formula="of:=IF([.E78];[.E78]*2;&quot;&quot;)" table:style-name="ce6"/>
          <table:table-cell office:value-type="float" office:value="0" table:formula="of:=IF([.G78];[.$L$2]-[.G78]*2;)" table:style-name="ce7">
            <text:p><text:s/>-<text:s text:c="3"/></text:p>
          </table:table-cell>
          <table:table-cell office:value-type="boolean" office:boolean-value="false" table:formula="of:=AND([.H78]&lt;[.$M$2];[.I78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193-208" table:formula="of:=&quot;193-208&quot;" table:style-name="ce8">
            <text:p>193-208</text:p>
          </table:table-cell>
          <table:table-cell office:value-type="float" office:value="26" table:style-name="ce1">
            <text:p>26</text:p>
          </table:table-cell>
          <table:table-cell office:value-type="float" office:value="67108864" table:formula="of:=POWER(2; [.C79])" table:style-name="ce4">
            <text:p><text:s/>67,108,864<text:s/></text:p>
          </table:table-cell>
          <table:table-cell table:style-name="ce11"/>
          <table:table-cell table:style-name="ce4"/>
          <table:table-cell office:value-type="float" office:value="0" table:formula="of:=IF([.F79];[.$L$2]-[.F79];)" table:style-name="ce4">
            <text:p><text:s/>-<text:s text:c="3"/></text:p>
          </table:table-cell>
          <table:table-cell office:value-type="string" office:string-value="" table:formula="of:=IF([.E79];[.E79]*2;&quot;&quot;)" table:style-name="ce6"/>
          <table:table-cell office:value-type="float" office:value="0" table:formula="of:=IF([.G79];[.$L$2]-[.G79]*2;)" table:style-name="ce7">
            <text:p><text:s/>-<text:s text:c="3"/></text:p>
          </table:table-cell>
          <table:table-cell office:value-type="boolean" office:boolean-value="false" table:formula="of:=AND([.H79]&lt;[.$M$2];[.I79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209-224" table:formula="of:=&quot;209-224&quot;" table:style-name="ce8">
            <text:p>209-224</text:p>
          </table:table-cell>
          <table:table-cell office:value-type="float" office:value="26" table:style-name="ce1">
            <text:p>26</text:p>
          </table:table-cell>
          <table:table-cell office:value-type="float" office:value="67108864" table:formula="of:=POWER(2; [.C80])" table:style-name="ce4">
            <text:p><text:s/>67,108,864<text:s/></text:p>
          </table:table-cell>
          <table:table-cell table:style-name="ce11"/>
          <table:table-cell table:style-name="ce4"/>
          <table:table-cell office:value-type="float" office:value="0" table:formula="of:=IF([.F80];[.$L$2]-[.F80];)" table:style-name="ce4">
            <text:p><text:s/>-<text:s text:c="3"/></text:p>
          </table:table-cell>
          <table:table-cell office:value-type="string" office:string-value="" table:formula="of:=IF([.E80];[.E80]*2;&quot;&quot;)" table:style-name="ce6"/>
          <table:table-cell office:value-type="float" office:value="0" table:formula="of:=IF([.G80];[.$L$2]-[.G80]*2;)" table:style-name="ce7">
            <text:p><text:s/>-<text:s text:c="3"/></text:p>
          </table:table-cell>
          <table:table-cell office:value-type="boolean" office:boolean-value="false" table:formula="of:=AND([.H80]&lt;[.$M$2];[.I80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225-240" table:formula="of:=&quot;225-240&quot;" table:style-name="ce8">
            <text:p>225-240</text:p>
          </table:table-cell>
          <table:table-cell office:value-type="float" office:value="26" table:style-name="ce1">
            <text:p>26</text:p>
          </table:table-cell>
          <table:table-cell office:value-type="float" office:value="67108864" table:formula="of:=POWER(2; [.C81])" table:style-name="ce4">
            <text:p><text:s/>67,108,864<text:s/></text:p>
          </table:table-cell>
          <table:table-cell table:style-name="ce11"/>
          <table:table-cell table:style-name="ce4"/>
          <table:table-cell office:value-type="float" office:value="0" table:formula="of:=IF([.F81];[.$L$2]-[.F81];)" table:style-name="ce4">
            <text:p><text:s/>-<text:s text:c="3"/></text:p>
          </table:table-cell>
          <table:table-cell office:value-type="string" office:string-value="" table:formula="of:=IF([.E81];[.E81]*2;&quot;&quot;)" table:style-name="ce6"/>
          <table:table-cell office:value-type="float" office:value="0" table:formula="of:=IF([.G81];[.$L$2]-[.G81]*2;)" table:style-name="ce7">
            <text:p><text:s/>-<text:s text:c="3"/></text:p>
          </table:table-cell>
          <table:table-cell office:value-type="boolean" office:boolean-value="false" table:formula="of:=AND([.H81]&lt;[.$M$2];[.I81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241-256" table:formula="of:=&quot;241-256&quot;" table:style-name="ce8">
            <text:p>241-256</text:p>
          </table:table-cell>
          <table:table-cell office:value-type="float" office:value="26" table:style-name="ce1">
            <text:p>26</text:p>
          </table:table-cell>
          <table:table-cell office:value-type="float" office:value="67108864" table:formula="of:=POWER(2; [.C82])" table:style-name="ce4">
            <text:p><text:s/>67,108,864<text:s/></text:p>
          </table:table-cell>
          <table:table-cell table:style-name="ce11"/>
          <table:table-cell table:style-name="ce4"/>
          <table:table-cell office:value-type="float" office:value="0" table:formula="of:=IF([.F82];[.$L$2]-[.F82];)" table:style-name="ce4">
            <text:p><text:s/>-<text:s text:c="3"/></text:p>
          </table:table-cell>
          <table:table-cell office:value-type="string" office:string-value="" table:formula="of:=IF([.E82];[.E82]*2;&quot;&quot;)" table:style-name="ce6"/>
          <table:table-cell office:value-type="float" office:value="0" table:formula="of:=IF([.G82];[.$L$2]-[.G82]*2;)" table:style-name="ce7">
            <text:p><text:s/>-<text:s text:c="3"/></text:p>
          </table:table-cell>
          <table:table-cell office:value-type="boolean" office:boolean-value="false" table:formula="of:=AND([.H82]&lt;[.$M$2];[.I82]&gt;0)" table:style-name="ce16">
            <text:p>FALSE</text:p>
          </table:table-cell>
          <table:table-cell table:number-columns-repeated="16374"/>
        </table:table-row>
        <table:table-row table:style-name="ro1">
          <table:table-cell office:value-type="string" table:number-columns-spanned="1" table:number-rows-spanned="17" table:style-name="ce9">
            <text:p>n_06</text:p>
          </table:table-cell>
          <table:table-cell office:value-type="float" office:value="2" table:style-name="ce2">
            <text:p>2</text:p>
          </table:table-cell>
          <table:table-cell office:value-type="float" office:value="31" table:style-name="ce1">
            <text:p>31</text:p>
          </table:table-cell>
          <table:table-cell office:value-type="float" office:value="2147483648" table:formula="of:=POWER(2; [.C83])" table:style-name="ce4">
            <text:p><text:s/>2,147,483,648<text:s/></text:p>
          </table:table-cell>
          <table:table-cell office:value-type="time" office:time-value="PT3H18M0S" table:formula="of:=TIME(1;39;0)*2" table:style-name="ce11">
            <text:p>3:18:00</text:p>
          </table:table-cell>
          <table:table-cell table:style-name="ce4"/>
          <table:table-cell office:value-type="float" office:value="0" table:formula="of:=IF([.F83];[.$L$2]-[.F83];)" table:style-name="ce4">
            <text:p><text:s/>-<text:s text:c="3"/></text:p>
          </table:table-cell>
          <table:table-cell office:value-type="time" office:time-value="PT6H36M0S" table:formula="of:=IF([.E83];[.E83]*2;&quot;&quot;)" table:style-name="ce6">
            <text:p>06:36:00</text:p>
          </table:table-cell>
          <table:table-cell office:value-type="float" office:value="0" table:formula="of:=IF([.G83];[.$L$2]-[.G83]*2;)" table:style-name="ce7">
            <text:p><text:s/>-<text:s text:c="3"/></text:p>
          </table:table-cell>
          <table:table-cell office:value-type="boolean" office:boolean-value="false" table:formula="of:=AND([.H83]&lt;[.$M$2];[.I83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3-16" table:formula="of:=&quot;3-16&quot;" table:style-name="ce8">
            <text:p>3-16</text:p>
          </table:table-cell>
          <table:table-cell office:value-type="float" office:value="26" table:style-name="ce1">
            <text:p>26</text:p>
          </table:table-cell>
          <table:table-cell office:value-type="float" office:value="67108864" table:formula="of:=POWER(2; [.C84])" table:style-name="ce4">
            <text:p><text:s/>67,108,864<text:s/></text:p>
          </table:table-cell>
          <table:table-cell table:style-name="ce11"/>
          <table:table-cell table:style-name="ce4"/>
          <table:table-cell office:value-type="float" office:value="0" table:formula="of:=IF([.F84];[.$L$2]-[.F84];)" table:style-name="ce4">
            <text:p><text:s/>-<text:s text:c="3"/></text:p>
          </table:table-cell>
          <table:table-cell office:value-type="string" office:string-value="" table:formula="of:=IF([.E84];[.E84]*2;&quot;&quot;)" table:style-name="ce6"/>
          <table:table-cell office:value-type="float" office:value="0" table:formula="of:=IF([.G84];[.$L$2]-[.G84]*2;)" table:style-name="ce7">
            <text:p><text:s/>-<text:s text:c="3"/></text:p>
          </table:table-cell>
          <table:table-cell office:value-type="boolean" office:boolean-value="false" table:formula="of:=AND([.H84]&lt;[.$M$2];[.I84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17-32" table:formula="of:=&quot;17-32&quot;" table:style-name="ce8">
            <text:p>17-32</text:p>
          </table:table-cell>
          <table:table-cell office:value-type="float" office:value="26" table:style-name="ce1">
            <text:p>26</text:p>
          </table:table-cell>
          <table:table-cell office:value-type="float" office:value="67108864" table:formula="of:=POWER(2; [.C85])" table:style-name="ce4">
            <text:p><text:s/>67,108,864<text:s/></text:p>
          </table:table-cell>
          <table:table-cell table:style-name="ce11"/>
          <table:table-cell table:style-name="ce4"/>
          <table:table-cell office:value-type="float" office:value="0" table:formula="of:=IF([.F85];[.$L$2]-[.F85];)" table:style-name="ce4">
            <text:p><text:s/>-<text:s text:c="3"/></text:p>
          </table:table-cell>
          <table:table-cell office:value-type="string" office:string-value="" table:formula="of:=IF([.E85];[.E85]*2;&quot;&quot;)" table:style-name="ce6"/>
          <table:table-cell office:value-type="float" office:value="0" table:formula="of:=IF([.G85];[.$L$2]-[.G85]*2;)" table:style-name="ce7">
            <text:p><text:s/>-<text:s text:c="3"/></text:p>
          </table:table-cell>
          <table:table-cell office:value-type="boolean" office:boolean-value="false" table:formula="of:=AND([.H85]&lt;[.$M$2];[.I85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33-48" table:formula="of:=&quot;33-48&quot;" table:style-name="ce8">
            <text:p>33-48</text:p>
          </table:table-cell>
          <table:table-cell office:value-type="float" office:value="26" table:style-name="ce1">
            <text:p>26</text:p>
          </table:table-cell>
          <table:table-cell office:value-type="float" office:value="67108864" table:formula="of:=POWER(2; [.C86])" table:style-name="ce4">
            <text:p><text:s/>67,108,864<text:s/></text:p>
          </table:table-cell>
          <table:table-cell table:style-name="ce11"/>
          <table:table-cell table:style-name="ce4"/>
          <table:table-cell office:value-type="float" office:value="0" table:formula="of:=IF([.F86];[.$L$2]-[.F86];)" table:style-name="ce4">
            <text:p><text:s/>-<text:s text:c="3"/></text:p>
          </table:table-cell>
          <table:table-cell office:value-type="string" office:string-value="" table:formula="of:=IF([.E86];[.E86]*2;&quot;&quot;)" table:style-name="ce6"/>
          <table:table-cell office:value-type="float" office:value="0" table:formula="of:=IF([.G86];[.$L$2]-[.G86]*2;)" table:style-name="ce7">
            <text:p><text:s/>-<text:s text:c="3"/></text:p>
          </table:table-cell>
          <table:table-cell office:value-type="boolean" office:boolean-value="false" table:formula="of:=AND([.H86]&lt;[.$M$2];[.I86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49-64" table:formula="of:=&quot;49-64&quot;" table:style-name="ce8">
            <text:p>49-64</text:p>
          </table:table-cell>
          <table:table-cell office:value-type="float" office:value="26" table:style-name="ce1">
            <text:p>26</text:p>
          </table:table-cell>
          <table:table-cell office:value-type="float" office:value="67108864" table:formula="of:=POWER(2; [.C87])" table:style-name="ce4">
            <text:p><text:s/>67,108,864<text:s/></text:p>
          </table:table-cell>
          <table:table-cell table:style-name="ce11"/>
          <table:table-cell table:style-name="ce4"/>
          <table:table-cell office:value-type="float" office:value="0" table:formula="of:=IF([.F87];[.$L$2]-[.F87];)" table:style-name="ce4">
            <text:p><text:s/>-<text:s text:c="3"/></text:p>
          </table:table-cell>
          <table:table-cell office:value-type="string" office:string-value="" table:formula="of:=IF([.E87];[.E87]*2;&quot;&quot;)" table:style-name="ce6"/>
          <table:table-cell office:value-type="float" office:value="0" table:formula="of:=IF([.G87];[.$L$2]-[.G87]*2;)" table:style-name="ce7">
            <text:p><text:s/>-<text:s text:c="3"/></text:p>
          </table:table-cell>
          <table:table-cell office:value-type="boolean" office:boolean-value="false" table:formula="of:=AND([.H87]&lt;[.$M$2];[.I87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65-80" table:formula="of:=&quot;65-80&quot;" table:style-name="ce8">
            <text:p>65-80</text:p>
          </table:table-cell>
          <table:table-cell office:value-type="float" office:value="26" table:style-name="ce1">
            <text:p>26</text:p>
          </table:table-cell>
          <table:table-cell office:value-type="float" office:value="67108864" table:formula="of:=POWER(2; [.C88])" table:style-name="ce4">
            <text:p><text:s/>67,108,864<text:s/></text:p>
          </table:table-cell>
          <table:table-cell table:style-name="ce11"/>
          <table:table-cell table:style-name="ce4"/>
          <table:table-cell office:value-type="float" office:value="0" table:formula="of:=IF([.F88];[.$L$2]-[.F88];)" table:style-name="ce4">
            <text:p><text:s/>-<text:s text:c="3"/></text:p>
          </table:table-cell>
          <table:table-cell office:value-type="string" office:string-value="" table:formula="of:=IF([.E88];[.E88]*2;&quot;&quot;)" table:style-name="ce6"/>
          <table:table-cell office:value-type="float" office:value="0" table:formula="of:=IF([.G88];[.$L$2]-[.G88]*2;)" table:style-name="ce7">
            <text:p><text:s/>-<text:s text:c="3"/></text:p>
          </table:table-cell>
          <table:table-cell office:value-type="boolean" office:boolean-value="false" table:formula="of:=AND([.H88]&lt;[.$M$2];[.I88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81-96" table:formula="of:=&quot;81-96&quot;" table:style-name="ce8">
            <text:p>81-96</text:p>
          </table:table-cell>
          <table:table-cell office:value-type="float" office:value="26" table:style-name="ce1">
            <text:p>26</text:p>
          </table:table-cell>
          <table:table-cell office:value-type="float" office:value="67108864" table:formula="of:=POWER(2; [.C89])" table:style-name="ce4">
            <text:p><text:s/>67,108,864<text:s/></text:p>
          </table:table-cell>
          <table:table-cell table:style-name="ce11"/>
          <table:table-cell table:style-name="ce4"/>
          <table:table-cell office:value-type="float" office:value="0" table:formula="of:=IF([.F89];[.$L$2]-[.F89];)" table:style-name="ce4">
            <text:p><text:s/>-<text:s text:c="3"/></text:p>
          </table:table-cell>
          <table:table-cell office:value-type="string" office:string-value="" table:formula="of:=IF([.E89];[.E89]*2;&quot;&quot;)" table:style-name="ce6"/>
          <table:table-cell office:value-type="float" office:value="0" table:formula="of:=IF([.G89];[.$L$2]-[.G89]*2;)" table:style-name="ce7">
            <text:p><text:s/>-<text:s text:c="3"/></text:p>
          </table:table-cell>
          <table:table-cell office:value-type="boolean" office:boolean-value="false" table:formula="of:=AND([.H89]&lt;[.$M$2];[.I89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97-112" table:formula="of:=&quot;97-112&quot;" table:style-name="ce8">
            <text:p>97-112</text:p>
          </table:table-cell>
          <table:table-cell office:value-type="float" office:value="26" table:style-name="ce1">
            <text:p>26</text:p>
          </table:table-cell>
          <table:table-cell office:value-type="float" office:value="67108864" table:formula="of:=POWER(2; [.C90])" table:style-name="ce4">
            <text:p><text:s/>67,108,864<text:s/></text:p>
          </table:table-cell>
          <table:table-cell table:style-name="ce11"/>
          <table:table-cell table:style-name="ce4"/>
          <table:table-cell office:value-type="float" office:value="0" table:formula="of:=IF([.F90];[.$L$2]-[.F90];)" table:style-name="ce4">
            <text:p><text:s/>-<text:s text:c="3"/></text:p>
          </table:table-cell>
          <table:table-cell office:value-type="string" office:string-value="" table:formula="of:=IF([.E90];[.E90]*2;&quot;&quot;)" table:style-name="ce6"/>
          <table:table-cell office:value-type="float" office:value="0" table:formula="of:=IF([.G90];[.$L$2]-[.G90]*2;)" table:style-name="ce7">
            <text:p><text:s/>-<text:s text:c="3"/></text:p>
          </table:table-cell>
          <table:table-cell office:value-type="boolean" office:boolean-value="false" table:formula="of:=AND([.H90]&lt;[.$M$2];[.I90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113-128" table:formula="of:=&quot;113-128&quot;" table:style-name="ce8">
            <text:p>113-128</text:p>
          </table:table-cell>
          <table:table-cell office:value-type="float" office:value="26" table:style-name="ce1">
            <text:p>26</text:p>
          </table:table-cell>
          <table:table-cell office:value-type="float" office:value="67108864" table:formula="of:=POWER(2; [.C91])" table:style-name="ce4">
            <text:p><text:s/>67,108,864<text:s/></text:p>
          </table:table-cell>
          <table:table-cell table:style-name="ce11"/>
          <table:table-cell table:style-name="ce4"/>
          <table:table-cell office:value-type="float" office:value="0" table:formula="of:=IF([.F91];[.$L$2]-[.F91];)" table:style-name="ce4">
            <text:p><text:s/>-<text:s text:c="3"/></text:p>
          </table:table-cell>
          <table:table-cell office:value-type="string" office:string-value="" table:formula="of:=IF([.E91];[.E91]*2;&quot;&quot;)" table:style-name="ce6"/>
          <table:table-cell office:value-type="float" office:value="0" table:formula="of:=IF([.G91];[.$L$2]-[.G91]*2;)" table:style-name="ce7">
            <text:p><text:s/>-<text:s text:c="3"/></text:p>
          </table:table-cell>
          <table:table-cell office:value-type="boolean" office:boolean-value="false" table:formula="of:=AND([.H91]&lt;[.$M$2];[.I91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129-144" table:formula="of:=&quot;129-144&quot;" table:style-name="ce8">
            <text:p>129-144</text:p>
          </table:table-cell>
          <table:table-cell office:value-type="float" office:value="26" table:style-name="ce1">
            <text:p>26</text:p>
          </table:table-cell>
          <table:table-cell office:value-type="float" office:value="67108864" table:formula="of:=POWER(2; [.C92])" table:style-name="ce4">
            <text:p><text:s/>67,108,864<text:s/></text:p>
          </table:table-cell>
          <table:table-cell table:style-name="ce11"/>
          <table:table-cell table:style-name="ce4"/>
          <table:table-cell office:value-type="float" office:value="0" table:formula="of:=IF([.F92];[.$L$2]-[.F92];)" table:style-name="ce4">
            <text:p><text:s/>-<text:s text:c="3"/></text:p>
          </table:table-cell>
          <table:table-cell office:value-type="string" office:string-value="" table:formula="of:=IF([.E92];[.E92]*2;&quot;&quot;)" table:style-name="ce6"/>
          <table:table-cell office:value-type="float" office:value="0" table:formula="of:=IF([.G92];[.$L$2]-[.G92]*2;)" table:style-name="ce7">
            <text:p><text:s/>-<text:s text:c="3"/></text:p>
          </table:table-cell>
          <table:table-cell office:value-type="boolean" office:boolean-value="false" table:formula="of:=AND([.H92]&lt;[.$M$2];[.I92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145-160" table:formula="of:=&quot;145-160&quot;" table:style-name="ce8">
            <text:p>145-160</text:p>
          </table:table-cell>
          <table:table-cell office:value-type="float" office:value="26" table:style-name="ce1">
            <text:p>26</text:p>
          </table:table-cell>
          <table:table-cell office:value-type="float" office:value="67108864" table:formula="of:=POWER(2; [.C93])" table:style-name="ce4">
            <text:p><text:s/>67,108,864<text:s/></text:p>
          </table:table-cell>
          <table:table-cell table:style-name="ce11"/>
          <table:table-cell table:style-name="ce4"/>
          <table:table-cell office:value-type="float" office:value="0" table:formula="of:=IF([.F93];[.$L$2]-[.F93];)" table:style-name="ce4">
            <text:p><text:s/>-<text:s text:c="3"/></text:p>
          </table:table-cell>
          <table:table-cell office:value-type="string" office:string-value="" table:formula="of:=IF([.E93];[.E93]*2;&quot;&quot;)" table:style-name="ce6"/>
          <table:table-cell office:value-type="float" office:value="0" table:formula="of:=IF([.G93];[.$L$2]-[.G93]*2;)" table:style-name="ce7">
            <text:p><text:s/>-<text:s text:c="3"/></text:p>
          </table:table-cell>
          <table:table-cell office:value-type="boolean" office:boolean-value="false" table:formula="of:=AND([.H93]&lt;[.$M$2];[.I93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161-176" table:formula="of:=&quot;161-176&quot;" table:style-name="ce8">
            <text:p>161-176</text:p>
          </table:table-cell>
          <table:table-cell office:value-type="float" office:value="26" table:style-name="ce1">
            <text:p>26</text:p>
          </table:table-cell>
          <table:table-cell office:value-type="float" office:value="67108864" table:formula="of:=POWER(2; [.C94])" table:style-name="ce4">
            <text:p><text:s/>67,108,864<text:s/></text:p>
          </table:table-cell>
          <table:table-cell table:style-name="ce11"/>
          <table:table-cell table:style-name="ce4"/>
          <table:table-cell office:value-type="float" office:value="0" table:formula="of:=IF([.F94];[.$L$2]-[.F94];)" table:style-name="ce4">
            <text:p><text:s/>-<text:s text:c="3"/></text:p>
          </table:table-cell>
          <table:table-cell office:value-type="string" office:string-value="" table:formula="of:=IF([.E94];[.E94]*2;&quot;&quot;)" table:style-name="ce6"/>
          <table:table-cell office:value-type="float" office:value="0" table:formula="of:=IF([.G94];[.$L$2]-[.G94]*2;)" table:style-name="ce7">
            <text:p><text:s/>-<text:s text:c="3"/></text:p>
          </table:table-cell>
          <table:table-cell office:value-type="boolean" office:boolean-value="false" table:formula="of:=AND([.H94]&lt;[.$M$2];[.I94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177-192" table:formula="of:=&quot;177-192&quot;" table:style-name="ce8">
            <text:p>177-192</text:p>
          </table:table-cell>
          <table:table-cell office:value-type="float" office:value="26" table:style-name="ce1">
            <text:p>26</text:p>
          </table:table-cell>
          <table:table-cell office:value-type="float" office:value="67108864" table:formula="of:=POWER(2; [.C95])" table:style-name="ce4">
            <text:p><text:s/>67,108,864<text:s/></text:p>
          </table:table-cell>
          <table:table-cell table:style-name="ce11"/>
          <table:table-cell table:style-name="ce4"/>
          <table:table-cell office:value-type="float" office:value="0" table:formula="of:=IF([.F95];[.$L$2]-[.F95];)" table:style-name="ce4">
            <text:p><text:s/>-<text:s text:c="3"/></text:p>
          </table:table-cell>
          <table:table-cell office:value-type="string" office:string-value="" table:formula="of:=IF([.E95];[.E95]*2;&quot;&quot;)" table:style-name="ce6"/>
          <table:table-cell office:value-type="float" office:value="0" table:formula="of:=IF([.G95];[.$L$2]-[.G95]*2;)" table:style-name="ce7">
            <text:p><text:s/>-<text:s text:c="3"/></text:p>
          </table:table-cell>
          <table:table-cell office:value-type="boolean" office:boolean-value="false" table:formula="of:=AND([.H95]&lt;[.$M$2];[.I95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193-208" table:formula="of:=&quot;193-208&quot;" table:style-name="ce8">
            <text:p>193-208</text:p>
          </table:table-cell>
          <table:table-cell office:value-type="float" office:value="26" table:style-name="ce1">
            <text:p>26</text:p>
          </table:table-cell>
          <table:table-cell office:value-type="float" office:value="67108864" table:formula="of:=POWER(2; [.C96])" table:style-name="ce4">
            <text:p><text:s/>67,108,864<text:s/></text:p>
          </table:table-cell>
          <table:table-cell table:style-name="ce11"/>
          <table:table-cell table:style-name="ce4"/>
          <table:table-cell office:value-type="float" office:value="0" table:formula="of:=IF([.F96];[.$L$2]-[.F96];)" table:style-name="ce4">
            <text:p><text:s/>-<text:s text:c="3"/></text:p>
          </table:table-cell>
          <table:table-cell office:value-type="string" office:string-value="" table:formula="of:=IF([.E96];[.E96]*2;&quot;&quot;)" table:style-name="ce6"/>
          <table:table-cell office:value-type="float" office:value="0" table:formula="of:=IF([.G96];[.$L$2]-[.G96]*2;)" table:style-name="ce7">
            <text:p><text:s/>-<text:s text:c="3"/></text:p>
          </table:table-cell>
          <table:table-cell office:value-type="boolean" office:boolean-value="false" table:formula="of:=AND([.H96]&lt;[.$M$2];[.I96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209-224" table:formula="of:=&quot;209-224&quot;" table:style-name="ce8">
            <text:p>209-224</text:p>
          </table:table-cell>
          <table:table-cell office:value-type="float" office:value="26" table:style-name="ce1">
            <text:p>26</text:p>
          </table:table-cell>
          <table:table-cell office:value-type="float" office:value="67108864" table:formula="of:=POWER(2; [.C97])" table:style-name="ce4">
            <text:p><text:s/>67,108,864<text:s/></text:p>
          </table:table-cell>
          <table:table-cell table:style-name="ce11"/>
          <table:table-cell table:style-name="ce4"/>
          <table:table-cell office:value-type="float" office:value="0" table:formula="of:=IF([.F97];[.$L$2]-[.F97];)" table:style-name="ce4">
            <text:p><text:s/>-<text:s text:c="3"/></text:p>
          </table:table-cell>
          <table:table-cell office:value-type="string" office:string-value="" table:formula="of:=IF([.E97];[.E97]*2;&quot;&quot;)" table:style-name="ce6"/>
          <table:table-cell office:value-type="float" office:value="0" table:formula="of:=IF([.G97];[.$L$2]-[.G97]*2;)" table:style-name="ce7">
            <text:p><text:s/>-<text:s text:c="3"/></text:p>
          </table:table-cell>
          <table:table-cell office:value-type="boolean" office:boolean-value="false" table:formula="of:=AND([.H97]&lt;[.$M$2];[.I97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225-240" table:formula="of:=&quot;225-240&quot;" table:style-name="ce8">
            <text:p>225-240</text:p>
          </table:table-cell>
          <table:table-cell office:value-type="float" office:value="26" table:style-name="ce1">
            <text:p>26</text:p>
          </table:table-cell>
          <table:table-cell office:value-type="float" office:value="67108864" table:formula="of:=POWER(2; [.C98])" table:style-name="ce4">
            <text:p><text:s/>67,108,864<text:s/></text:p>
          </table:table-cell>
          <table:table-cell table:style-name="ce11"/>
          <table:table-cell table:style-name="ce4"/>
          <table:table-cell office:value-type="float" office:value="0" table:formula="of:=IF([.F98];[.$L$2]-[.F98];)" table:style-name="ce4">
            <text:p><text:s/>-<text:s text:c="3"/></text:p>
          </table:table-cell>
          <table:table-cell office:value-type="string" office:string-value="" table:formula="of:=IF([.E98];[.E98]*2;&quot;&quot;)" table:style-name="ce6"/>
          <table:table-cell office:value-type="float" office:value="0" table:formula="of:=IF([.G98];[.$L$2]-[.G98]*2;)" table:style-name="ce7">
            <text:p><text:s/>-<text:s text:c="3"/></text:p>
          </table:table-cell>
          <table:table-cell office:value-type="boolean" office:boolean-value="false" table:formula="of:=AND([.H98]&lt;[.$M$2];[.I98]&gt;0)" table:style-name="ce16">
            <text:p>FALSE</text:p>
          </table:table-cell>
          <table:table-cell table:number-columns-repeated="16374"/>
        </table:table-row>
        <table:table-row table:style-name="ro1">
          <table:covered-table-cell/>
          <table:table-cell office:value-type="string" office:string-value="241-256" table:formula="of:=&quot;241-256&quot;" table:style-name="ce8">
            <text:p>241-256</text:p>
          </table:table-cell>
          <table:table-cell office:value-type="float" office:value="26" table:style-name="ce1">
            <text:p>26</text:p>
          </table:table-cell>
          <table:table-cell office:value-type="float" office:value="67108864" table:formula="of:=POWER(2; [.C99])" table:style-name="ce4">
            <text:p><text:s/>67,108,864<text:s/></text:p>
          </table:table-cell>
          <table:table-cell table:style-name="ce11"/>
          <table:table-cell table:style-name="ce4"/>
          <table:table-cell office:value-type="float" office:value="0" table:formula="of:=IF([.F99];[.$L$2]-[.F99];)" table:style-name="ce4">
            <text:p><text:s/>-<text:s text:c="3"/></text:p>
          </table:table-cell>
          <table:table-cell office:value-type="string" office:string-value="" table:formula="of:=IF([.E99];[.E99]*2;&quot;&quot;)" table:style-name="ce6"/>
          <table:table-cell office:value-type="float" office:value="0" table:formula="of:=IF([.G99];[.$L$2]-[.G99]*2;)" table:style-name="ce7">
            <text:p><text:s/>-<text:s text:c="3"/></text:p>
          </table:table-cell>
          <table:table-cell office:value-type="boolean" office:boolean-value="false" table:formula="of:=AND([.H99]&lt;[.$M$2];[.I99]&gt;0)" table:style-name="ce16">
            <text:p>FALSE</text:p>
          </table:table-cell>
          <table:table-cell table:number-columns-repeated="16374"/>
        </table:table-row>
        <table:table-row table:number-rows-repeated="1048477" table:style-name="ro1">
          <table:table-cell table:number-columns-repeated="9"/>
          <table:table-cell table:style-name="ce16"/>
          <table:table-cell table:number-columns-repeated="1637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time-style style:name="N26">
      <number:hours number:style="long"/>
      <number:text>:</number:text>
      <number:minutes number:style="long"/>
      <number:text>:</number:text>
      <number:seconds number:style="long"/>
    </number:time-style>
    <number:number-style style:name="N35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1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35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7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7P1">
      <number:text> </number:text>
      <number:fill-character> </number:fill-character>
      <number:text>(</number:text>
      <number:number number:decimal-places="0" number:min-decimal-places="0" number:min-integer-digits="1" number:grouping="true">
        <number:embedded-text number:position="0">)</number:embedded-text>
      </number:number>
    </number:number-style>
    <number:number-style style:name="N37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time-style style:name="N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5P0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45">
      <number:text-content/>
      <style:map style:condition="value()&gt;=0" style:apply-style-name="N45P0"/>
    </number:text-style>
    <style:style style:name="Comma" style:family="table-cell" style:data-style-name="N35"/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cf1" style:family="table-cell">
      <style:table-cell-properties fo:background-color="#B5E6A2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Olivia Appleton</meta:initial-creator>
    <dc:creator>Olivia Appleton</dc:creator>
    <meta:creation-date>2024-11-05T18:51:17Z</meta:creation-date>
    <dc:date>2024-11-05T21:49:49Z</dc:date>
  </office:meta>
</office:document-meta>
</file>